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9B000000DB49120ABA86F20967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Fett" svg:font-family="'Arial Fett'"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style:font-face style:name="ＭＳ 明朝" svg:font-family="'ＭＳ 明朝'" style:font-family-generic="system" style:font-pitch="variable"/>
  </office:font-face-decls>
  <office:automatic-styles>
    <style:style style:name="Table1" style:family="table">
      <style:table-properties style:width="7.0875in" fo:margin-left="0in" fo:margin-top="0in" fo:margin-bottom="0in" table:align="left" style:writing-mode="page"/>
    </style:style>
    <style:style style:name="Table1.A" style:family="table-column">
      <style:table-column-properties style:column-width="0.9181in"/>
    </style:style>
    <style:style style:name="Table1.B" style:family="table-column">
      <style:table-column-properties style:column-width="0.9201in"/>
    </style:style>
    <style:style style:name="Table1.C" style:family="table-column">
      <style:table-column-properties style:column-width="1.7056in"/>
    </style:style>
    <style:style style:name="Table1.D" style:family="table-column">
      <style:table-column-properties style:column-width="3.5438in"/>
    </style:style>
    <style:style style:name="Table1.1" style:family="table-row">
      <style:table-row-properties style:min-row-height="0.2563in" fo:keep-together="auto"/>
    </style:style>
    <style:style style:name="Table1.A1" style:family="table-cell">
      <style:table-cell-properties style:vertical-align="middle" fo:background-color="#bfbfbf" fo:padding-left="0.075in" fo:padding-right="0.075in" fo:padding-top="0in" fo:padding-bottom="0in" fo:border-left="none" fo:border-right="none" fo:border-top="none" fo:border-bottom="0.75pt solid #bfbfbf">
        <style:background-image/>
      </style:table-cell-properties>
    </style:style>
    <style:style style:name="Table1.A2"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B2"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C2"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D2"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A3"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B3"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C3"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D3"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A4"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B4"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C4"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D4"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A5"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B5"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C5"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1.D5" style:family="table-cell">
      <style:table-cell-properties style:vertical-align="middle" fo:padding-left="0.075in" fo:padding-right="0.075in" fo:padding-top="0in" fo:padding-bottom="0in" fo:border-left="none" fo:border-right="none" fo:border-top="0.75pt solid #bfbfbf" fo:border-bottom="0.75pt solid #bfbfbf"/>
    </style:style>
    <style:style style:name="Table5" style:family="table">
      <style:table-properties style:width="6.3972in" fo:margin-left="0in" fo:margin-top="0in" fo:margin-bottom="0in" table:align="left" style:writing-mode="page"/>
    </style:style>
    <style:style style:name="Table5.A" style:family="table-column">
      <style:table-column-properties style:column-width="2.1319in"/>
    </style:style>
    <style:style style:name="Table5.B" style:family="table-column">
      <style:table-column-properties style:column-width="4.2653in"/>
    </style:style>
    <style:style style:name="Table5.1" style:family="table-row">
      <style:table-row-properties style:min-row-height="0.2951in" fo:keep-together="auto"/>
    </style:style>
    <style:style style:name="Table5.A1" style:family="table-cell">
      <style:table-cell-properties style:vertical-align="middle" fo:padding-left="0.075in" fo:padding-right="0.075in" fo:padding-top="0in" fo:padding-bottom="0in" fo:border="none"/>
    </style:style>
    <style:style style:name="Table5.B1" style:family="table-cell">
      <style:table-cell-properties style:vertical-align="middle" fo:padding-left="0.075in" fo:padding-right="0.075in" fo:padding-top="0in" fo:padding-bottom="0in" fo:border-left="none" fo:border-right="none" fo:border-top="none" fo:border-bottom="0.75pt solid #bfbfbf"/>
    </style:style>
    <style:style style:name="Table5.B2" style:family="table-cell">
      <style:table-cell-properties style:vertical-align="middle" fo:padding-left="0.075in" fo:padding-right="0.075in" fo:padding-top="0in" fo:padding-bottom="0in" fo:border-left="none" fo:border-right="none" fo:border-top="0.75pt solid #bfbfbf" fo:border-bottom="0.75pt solid #bfbfbf"/>
    </style:style>
    <style:style style:name="P1" style:family="paragraph" style:parent-style-name="Standard">
      <style:paragraph-properties fo:text-align="end" style:justify-single-word="false"/>
      <style:text-properties fo:color="#2a6099" loext:opacity="100%" fo:font-size="24pt" fo:font-weight="bold" officeooo:paragraph-rsid="001fb49d" style:font-size-asian="24pt" style:font-weight-asian="bold" style:font-size-complex="24pt" style:font-weight-complex="bold"/>
    </style:style>
    <style:style style:name="P2" style:family="paragraph" style:parent-style-name="Standard">
      <style:paragraph-properties fo:text-align="end" style:justify-single-word="false"/>
      <style:text-properties fo:color="#2a6099" loext:opacity="100%" style:font-name-complex="Arial3"/>
    </style:style>
    <style:style style:name="P3" style:family="paragraph" style:parent-style-name="Überschrift_20_1_20_ohne">
      <style:paragraph-properties fo:margin-left="0in" fo:text-indent="0in" style:auto-text-indent="false"/>
      <style:text-properties fo:color="#2a6099" loext:opacity="100%"/>
    </style:style>
    <style:style style:name="P4" style:family="paragraph" style:parent-style-name="Tabellenkopf">
      <style:paragraph-properties fo:text-align="end" style:justify-single-word="false"/>
      <style:text-properties fo:color="#2a6099" loext:opacity="100%" style:font-name="Arial" style:font-name-complex="Arial3"/>
    </style:style>
    <style:style style:name="P5" style:family="paragraph" style:parent-style-name="Standard">
      <style:paragraph-properties>
        <style:tab-stops>
          <style:tab-stop style:position="1.9272in"/>
        </style:tab-stops>
      </style:paragraph-properties>
      <style:text-properties officeooo:paragraph-rsid="0024ee76"/>
    </style:style>
    <style:style style:name="P6" style:family="paragraph" style:parent-style-name="Standard">
      <style:paragraph-properties>
        <style:tab-stops>
          <style:tab-stop style:position="1.9272in"/>
        </style:tab-stops>
      </style:paragraph-properties>
    </style:style>
    <style:style style:name="P7" style:family="paragraph" style:parent-style-name="Standard">
      <style:paragraph-properties>
        <style:tab-stops>
          <style:tab-stop style:position="1.9272in"/>
        </style:tab-stops>
      </style:paragraph-properties>
      <style:text-properties officeooo:paragraph-rsid="002656ad"/>
    </style:style>
    <style:style style:name="P8" style:family="paragraph" style:parent-style-name="Standard">
      <style:paragraph-properties>
        <style:tab-stops>
          <style:tab-stop style:position="1.9272in"/>
        </style:tab-stops>
      </style:paragraph-properties>
      <style:text-properties officeooo:paragraph-rsid="00271232"/>
    </style:style>
    <style:style style:name="P9" style:family="paragraph" style:parent-style-name="Standard">
      <style:text-properties fo:text-transform="uppercase" fo:color="#2a6099" loext:opacity="100%" fo:font-size="16pt" fo:font-weight="bold" officeooo:rsid="001fb49d" officeooo:paragraph-rsid="001fb49d" style:font-size-asian="16pt" style:font-weight-asian="bold" style:font-name-complex="Arial3"/>
    </style:style>
    <style:style style:name="P10" style:family="paragraph" style:parent-style-name="Standard">
      <style:text-properties officeooo:rsid="0020b4c0" officeooo:paragraph-rsid="0020b4c0"/>
    </style:style>
    <style:style style:name="P11" style:family="paragraph" style:parent-style-name="Standard">
      <style:text-properties officeooo:rsid="0020b4c0" officeooo:paragraph-rsid="0024ee76"/>
    </style:style>
    <style:style style:name="P12" style:family="paragraph" style:parent-style-name="Standard">
      <style:paragraph-properties fo:line-height="100%"/>
      <style:text-properties officeooo:rsid="0020b4c0" officeooo:paragraph-rsid="00271232"/>
    </style:style>
    <style:style style:name="P13" style:family="paragraph" style:parent-style-name="Standard">
      <style:text-properties officeooo:paragraph-rsid="0020b4c0"/>
    </style:style>
    <style:style style:name="P14" style:family="paragraph" style:parent-style-name="Standard">
      <style:paragraph-properties>
        <style:tab-stops>
          <style:tab-stop style:position="6.3in" style:type="right" style:leader-style="dotted" style:leader-text="."/>
        </style:tab-stops>
      </style:paragraph-properties>
      <style:text-properties style:font-name="Arial" fo:font-size="11pt" officeooo:paragraph-rsid="0020b4c0" style:font-name-asian="ＭＳ 明朝" style:font-size-asian="11pt" style:font-name-complex="Arial3" style:font-size-complex="11pt" text:display="true"/>
    </style:style>
    <style:style style:name="P15" style:family="paragraph" style:parent-style-name="Standard">
      <style:paragraph-properties>
        <style:tab-stops>
          <style:tab-stop style:position="6.3in" style:type="right" style:leader-style="dotted" style:leader-text="."/>
        </style:tab-stops>
      </style:paragraph-properties>
      <style:text-properties style:font-name="Arial" fo:font-size="11pt" officeooo:paragraph-rsid="00271232" style:font-name-asian="ＭＳ 明朝" style:font-size-asian="11pt" style:font-name-complex="Arial3" style:font-size-complex="11pt" text:display="true"/>
    </style:style>
    <style:style style:name="P16" style:family="paragraph" style:parent-style-name="Standard">
      <style:paragraph-properties>
        <style:tab-stops>
          <style:tab-stop style:position="6.3in" style:type="right" style:leader-style="dotted" style:leader-text="."/>
        </style:tab-stops>
      </style:paragraph-properties>
      <style:text-properties style:font-name="Arial" fo:font-size="10pt" fo:font-weight="bold" style:font-name-asian="ＭＳ 明朝" style:font-size-asian="10pt" style:font-weight-asian="bold" style:font-name-complex="Arial3" style:font-size-complex="10pt" style:font-weight-complex="bold" text:display="true"/>
    </style:style>
    <style:style style:name="P17" style:family="paragraph" style:parent-style-name="Standard">
      <style:paragraph-properties>
        <style:tab-stops>
          <style:tab-stop style:position="6.3in" style:type="right" style:leader-style="dotted" style:leader-text="."/>
        </style:tab-stops>
      </style:paragraph-properties>
      <style:text-properties style:font-name="Arial" fo:font-size="10pt" fo:font-weight="bold" officeooo:paragraph-rsid="001fb49d" style:font-name-asian="ＭＳ 明朝" style:font-size-asian="10pt" style:font-weight-asian="bold" style:font-name-complex="Arial3" style:font-size-complex="10pt" style:font-weight-complex="bold" text:display="true"/>
    </style:style>
    <style:style style:name="P18" style:family="paragraph" style:parent-style-name="Standard">
      <style:paragraph-properties>
        <style:tab-stops>
          <style:tab-stop style:position="6.3in" style:type="right" style:leader-style="dotted" style:leader-text="."/>
        </style:tab-stops>
      </style:paragraph-properties>
      <style:text-properties style:font-name="Arial" fo:font-size="10pt" style:font-name-asian="ＭＳ 明朝" style:font-size-asian="10pt" style:font-name-complex="Arial3" style:font-size-complex="10pt" text:display="true"/>
    </style:style>
    <style:style style:name="P19" style:family="paragraph" style:parent-style-name="Standard">
      <style:paragraph-properties>
        <style:tab-stops>
          <style:tab-stop style:position="6.3in" style:type="right" style:leader-style="dotted" style:leader-text="."/>
        </style:tab-stops>
      </style:paragraph-properties>
      <style:text-properties style:font-name="Arial" fo:font-size="10pt" officeooo:paragraph-rsid="0020a900" style:font-name-asian="ＭＳ 明朝" style:font-size-asian="10pt" style:font-name-complex="Arial3" style:font-size-complex="10pt" text:display="true"/>
    </style:style>
    <style:style style:name="P20" style:family="paragraph" style:parent-style-name="Standard">
      <style:paragraph-properties>
        <style:tab-stops>
          <style:tab-stop style:position="6.3in" style:type="right" style:leader-style="dotted" style:leader-text="."/>
        </style:tab-stops>
      </style:paragraph-properties>
      <style:text-properties style:font-name="Arial" fo:font-size="10pt" officeooo:paragraph-rsid="00271232" style:font-name-asian="ＭＳ 明朝" style:font-size-asian="10pt" style:font-name-complex="Arial3" style:font-size-complex="10pt" text:display="true"/>
    </style:style>
    <style:style style:name="P21" style:family="paragraph" style:parent-style-name="Standard">
      <style:paragraph-properties>
        <style:tab-stops>
          <style:tab-stop style:position="6.3in" style:type="right" style:leader-style="dotted" style:leader-text="."/>
        </style:tab-stops>
      </style:paragraph-properties>
      <style:text-properties style:font-name="Arial" fo:font-size="10pt" officeooo:paragraph-rsid="001fb49d" style:font-name-asian="ＭＳ 明朝" style:font-size-asian="10pt" style:font-name-complex="Arial3" style:font-size-complex="10pt" text:display="true"/>
    </style:style>
    <style:style style:name="P22" style:family="paragraph" style:parent-style-name="Standard">
      <style:paragraph-properties>
        <style:tab-stops>
          <style:tab-stop style:position="6.3in" style:type="right" style:leader-style="dotted" style:leader-text="."/>
        </style:tab-stops>
      </style:paragraph-properties>
      <style:text-properties style:font-name="Arial" fo:font-size="10pt" fo:font-weight="normal" officeooo:rsid="00271232" officeooo:paragraph-rsid="00271232" style:font-name-asian="ＭＳ 明朝" style:font-size-asian="10pt" style:font-weight-asian="normal" style:font-name-complex="Arial3" style:font-size-complex="10pt" style:font-weight-complex="normal" text:display="true"/>
    </style:style>
    <style:style style:name="P23" style:family="paragraph" style:parent-style-name="Standard">
      <style:paragraph-properties fo:line-height="100%"/>
      <style:text-properties style:font-name="Arial2" fo:font-size="11pt" style:text-underline-style="none" fo:font-weight="normal" officeooo:rsid="0020b4c0" officeooo:paragraph-rsid="0020b4c0" style:font-name-asian="Times New Roman" style:font-size-asian="11pt" style:language-asian="de" style:country-asian="DE" style:font-weight-asian="normal" style:font-name-complex="Arial3" style:font-size-complex="11pt" style:font-style-complex="italic" style:font-weight-complex="normal"/>
    </style:style>
    <style:style style:name="P24" style:family="paragraph" style:parent-style-name="Standard" style:master-page-name="">
      <loext:graphic-properties draw:fill="none"/>
      <style:paragraph-properties fo:margin-left="0.1866in" fo:margin-right="0in" fo:margin-top="0in" fo:margin-bottom="0in" style:contextual-spacing="false" fo:line-height="115%" fo:text-align="start" style:justify-single-word="false" fo:orphans="2" fo:widows="2" fo:text-indent="0in" style:auto-text-indent="false" style:page-number="auto" fo:background-color="transparent" style:writing-mode="lr-tb">
        <style:tab-stops>
          <style:tab-stop style:position="1.9272in"/>
        </style:tab-stops>
      </style:paragraph-properties>
      <style:text-properties officeooo:paragraph-rsid="00271232"/>
    </style:style>
    <style:style style:name="P25" style:family="paragraph" style:parent-style-name="Standard">
      <style:paragraph-properties fo:text-align="start" style:justify-single-word="false">
        <style:tab-stops>
          <style:tab-stop style:position="1.9272in"/>
        </style:tab-stops>
      </style:paragraph-properties>
      <style:text-properties officeooo:paragraph-rsid="00271232"/>
    </style:style>
    <style:style style:name="P26" style:family="paragraph" style:parent-style-name="Standard">
      <style:paragraph-properties>
        <style:tab-stops>
          <style:tab-stop style:position="6.3in" style:type="right" style:leader-style="dotted" style:leader-text="."/>
        </style:tab-stops>
      </style:paragraph-properties>
      <style:text-properties fo:font-size="10pt" style:font-size-asian="10pt" style:font-name-complex="Arial3" style:font-size-complex="10pt"/>
    </style:style>
    <style:style style:name="P27" style:family="paragraph" style:parent-style-name="Standard">
      <style:paragraph-properties>
        <style:tab-stops>
          <style:tab-stop style:position="6.3in" style:type="right" style:leader-style="dotted" style:leader-text="."/>
        </style:tab-stops>
      </style:paragraph-properties>
      <style:text-properties fo:font-size="10pt" fo:font-weight="bold" style:font-size-asian="10pt" style:font-weight-asian="bold" style:font-name-complex="Arial3" style:font-size-complex="10pt" style:font-weight-complex="bold"/>
    </style:style>
    <style:style style:name="P28" style:family="paragraph" style:parent-style-name="Standard">
      <style:paragraph-properties>
        <style:tab-stops>
          <style:tab-stop style:position="6.3in" style:type="right" style:leader-style="dotted" style:leader-text="."/>
        </style:tab-stops>
      </style:paragraph-properties>
      <style:text-properties officeooo:rsid="00271232" officeooo:paragraph-rsid="00271232"/>
    </style:style>
    <style:style style:name="P29" style:family="paragraph" style:parent-style-name="Überschrift_20_1_20_ohne">
      <style:paragraph-properties fo:margin-left="0in" fo:text-indent="0in" style:auto-text-indent="false"/>
    </style:style>
    <style:style style:name="P30" style:family="paragraph" style:parent-style-name="Überschrift_20_1_20_ohne">
      <style:paragraph-properties fo:margin-left="0in" fo:text-indent="0in" style:auto-text-indent="false"/>
      <style:text-properties fo:color="#2a6099" loext:opacity="100%"/>
    </style:style>
    <style:style style:name="P31" style:family="paragraph" style:parent-style-name="Footer">
      <style:paragraph-properties fo:line-height="100%" fo:text-align="center" style:justify-single-word="false"/>
    </style:style>
    <style:style style:name="P32" style:family="paragraph" style:parent-style-name="Footer">
      <style:text-properties style:font-name-complex="Arial3"/>
    </style:style>
    <style:style style:name="P33" style:family="paragraph" style:parent-style-name="Header">
      <style:paragraph-properties fo:text-align="end" style:justify-single-word="false"/>
      <style:text-properties fo:color="#2a6099" loext:opacity="100%" fo:font-size="10pt" fo:font-weight="bold" style:font-size-asian="10pt" style:font-weight-asian="bold" style:font-name-complex="Arial3"/>
    </style:style>
    <style:style style:name="P34" style:family="paragraph" style:parent-style-name="Heading_20_1" style:list-style-name="WWNum8">
      <style:paragraph-properties fo:margin-top="0in" fo:margin-bottom="0.0417in" style:contextual-spacing="false" fo:break-before="column"/>
    </style:style>
    <style:style style:name="P35" style:family="paragraph" style:parent-style-name="Heading_20_1" style:list-style-name="WWNum8">
      <style:paragraph-properties fo:margin-top="0in" fo:margin-bottom="0.0417in" style:contextual-spacing="false" fo:line-height="100%" fo:text-align="start" style:justify-single-word="false" fo:orphans="2" fo:widows="2" fo:break-before="column" fo:padding-left="0in" fo:padding-right="0in" fo:padding-top="0in" fo:padding-bottom="0.0138in" fo:border-left="none" fo:border-right="none" fo:border-top="none" fo:border-bottom="0.99pt solid #000000" fo:keep-with-next="always" style:writing-mode="lr-tb"/>
      <style:text-properties fo:text-transform="uppercase" style:font-name="Arial Fett" fo:font-size="16pt" fo:font-weight="bold" officeooo:rsid="0020b4c0" officeooo:paragraph-rsid="0020b4c0" style:letter-kerning="true" style:font-name-asian="Times New Roman" style:font-size-asian="16pt" style:language-asian="de" style:country-asian="DE" style:font-weight-asian="bold" style:font-name-complex="Arial3" style:font-size-complex="16pt" style:font-weight-complex="bold"/>
    </style:style>
    <style:style style:name="P36" style:family="paragraph" style:parent-style-name="Heading_20_1" style:list-style-name="WWNum8">
      <style:paragraph-properties fo:margin-top="0in" fo:margin-bottom="0.0417in" style:contextual-spacing="false" fo:break-before="column"/>
      <style:text-properties officeooo:rsid="0020b4c0" officeooo:paragraph-rsid="0020b4c0"/>
    </style:style>
    <style:style style:name="P37" style:family="paragraph" style:parent-style-name="Heading_20_1" style:list-style-name="WWNum8">
      <style:paragraph-properties fo:margin-top="0in" fo:margin-bottom="0.0417in" style:contextual-spacing="false" fo:break-before="column"/>
      <style:text-properties fo:color="#2a6099" loext:opacity="100%" style:font-name="Arial Fett" style:text-underline-style="none" fo:font-weight="bold" officeooo:rsid="0020b4c0" officeooo:paragraph-rsid="00271232" style:font-name-asian="ＭＳ 明朝" style:language-asian="de" style:country-asian="DE" style:font-weight-asian="bold" style:font-name-complex="Arial3" style:font-style-complex="italic" style:font-weight-complex="bold" text:display="true"/>
    </style:style>
    <style:style style:name="P38" style:family="paragraph" style:parent-style-name="Heading_20_2" style:list-style-name="WWNum8"/>
    <style:style style:name="P39" style:family="paragraph" style:parent-style-name="Heading_20_2" style:list-style-name="WWNum8">
      <style:text-properties officeooo:paragraph-rsid="0020b4c0"/>
    </style:style>
    <style:style style:name="P40" style:family="paragraph" style:parent-style-name="Heading_20_2" style:list-style-name="WWNum8">
      <style:text-properties officeooo:rsid="0020a900" officeooo:paragraph-rsid="0020a900"/>
    </style:style>
    <style:style style:name="P41"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paragraph-rsid="0020b4c0" style:font-name-asian="ＭＳ 明朝" style:language-asian="de" style:country-asian="DE" style:font-weight-asian="bold" style:font-name-complex="Arial3" style:font-style-complex="italic" style:font-weight-complex="bold" text:display="true"/>
    </style:style>
    <style:style style:name="P42"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rsid="0020b4c0" officeooo:paragraph-rsid="0020b4c0" style:font-name-asian="ＭＳ 明朝" style:language-asian="de" style:country-asian="DE" style:font-weight-asian="bold" style:font-name-complex="Arial3" style:font-style-complex="italic" style:font-weight-complex="bold" text:display="true"/>
    </style:style>
    <style:style style:name="P43" style:family="paragraph" style:parent-style-name="Heading_20_2" style:list-style-name="WWNum8" style:master-page-name="">
      <style:paragraph-properties fo:margin-left="0in" fo:margin-right="0in" fo:margin-top="0.25in" fo:margin-bottom="0.1252in" style:contextual-spacing="false" fo:line-height="100%" fo:text-align="start" style:justify-single-word="false" fo:orphans="2" fo:widows="2" fo:text-indent="0in" style:auto-text-indent="false" style:page-number="auto" fo:keep-with-next="always" style:writing-mode="lr-tb"/>
      <style:text-properties fo:color="#2a6099" loext:opacity="100%" style:font-name="Arial Fett" style:text-underline-style="none" fo:font-weight="bold" officeooo:rsid="0020b4c0" officeooo:paragraph-rsid="00271232" style:font-name-asian="ＭＳ 明朝" style:language-asian="de" style:country-asian="DE" style:font-weight-asian="bold" style:font-name-complex="Arial3" style:font-style-complex="italic" style:font-weight-complex="bold" text:display="true"/>
    </style:style>
    <style:style style:name="P44" style:family="paragraph" style:parent-style-name="Heading_20_3" style:list-style-name="WWNum8">
      <style:paragraph-properties fo:line-height="100%"/>
      <style:text-properties officeooo:rsid="0020a900" officeooo:paragraph-rsid="0020a900"/>
    </style:style>
    <style:style style:name="P45" style:family="paragraph" style:parent-style-name="Heading_20_3" style:list-style-name="WWNum8">
      <style:paragraph-properties fo:line-height="100%"/>
      <style:text-properties style:font-name="Arial2" fo:font-size="11pt" style:text-underline-style="none" fo:font-weight="bold" officeooo:rsid="0020b4c0" officeooo:paragraph-rsid="0020b4c0" style:font-name-asian="Times New Roman" style:font-size-asian="11pt" style:language-asian="de" style:country-asian="DE" style:font-weight-asian="bold" style:font-name-complex="Arial3" style:font-size-complex="11pt" style:font-style-complex="italic" style:font-weight-complex="bold"/>
    </style:style>
    <style:style style:name="P46" style:family="paragraph" style:parent-style-name="Heading_20_3" style:list-style-name="WWNum8">
      <style:paragraph-properties fo:line-height="100%"/>
      <style:text-properties style:font-name="Arial" fo:font-size="11pt" officeooo:rsid="0020a900" officeooo:paragraph-rsid="0020b4c0" style:font-name-asian="ＭＳ 明朝" style:font-size-asian="11pt" style:font-name-complex="Arial3" style:font-size-complex="11pt" text:display="true"/>
    </style:style>
    <style:style style:name="P47" style:family="paragraph" style:parent-style-name="Heading_20_3" style:list-style-name="WWNum8">
      <style:paragraph-properties fo:line-height="100%"/>
      <style:text-properties style:font-name="Arial" fo:font-size="11pt" officeooo:rsid="0020b4c0" officeooo:paragraph-rsid="0020b4c0" style:font-name-asian="ＭＳ 明朝" style:font-size-asian="11pt" style:font-name-complex="Arial3" style:font-size-complex="11pt" text:display="true"/>
    </style:style>
    <style:style style:name="P48" style:family="paragraph" style:parent-style-name="Heading_20_3" style:list-style-name="WWNum8">
      <style:paragraph-properties fo:line-height="100%"/>
      <style:text-properties style:font-name="Arial" fo:font-size="11pt" officeooo:rsid="0020b4c0" officeooo:paragraph-rsid="00271232" style:font-name-asian="ＭＳ 明朝" style:font-size-asian="11pt" style:font-name-complex="Arial3" style:font-size-complex="11pt" text:display="true"/>
    </style:style>
    <style:style style:name="P49" style:family="paragraph" style:parent-style-name="Heading_20_3" style:list-style-name="WWNum8">
      <style:paragraph-properties fo:line-height="100%"/>
      <style:text-properties style:font-name="Arial" fo:font-size="11pt" officeooo:paragraph-rsid="0020b4c0" style:font-name-asian="ＭＳ 明朝" style:font-size-asian="11pt" style:font-name-complex="Arial3" style:font-size-complex="11pt" text:display="true"/>
    </style:style>
    <style:style style:name="P50" style:family="paragraph" style:parent-style-name="Heading_20_3" style:list-style-name="WWNum8">
      <style:paragraph-properties fo:line-height="100%"/>
      <style:text-properties style:font-name="Arial" fo:font-size="11pt" officeooo:paragraph-rsid="0024ee76" style:font-name-asian="ＭＳ 明朝" style:font-size-asian="11pt" style:font-name-complex="Arial3" style:font-size-complex="11pt" text:display="true"/>
    </style:style>
    <style:style style:name="P51" style:family="paragraph" style:parent-style-name="Heading_20_3" style:list-style-name="WWNum8">
      <style:paragraph-properties fo:line-height="100%"/>
      <style:text-properties style:font-name="Arial" fo:font-size="11pt" officeooo:rsid="0024ee76" officeooo:paragraph-rsid="0024ee76" style:font-name-asian="ＭＳ 明朝" style:font-size-asian="11pt" style:font-name-complex="Arial3" style:font-size-complex="11pt" text:display="true"/>
    </style:style>
    <style:style style:name="P52" style:family="paragraph" style:parent-style-name="Heading_20_3" style:list-style-name="WWNum8">
      <style:paragraph-properties fo:line-height="100%"/>
      <style:text-properties style:font-name="Arial" officeooo:rsid="0020b4c0" officeooo:paragraph-rsid="00271232"/>
    </style:style>
    <style:style style:name="P53" style:family="paragraph" style:parent-style-name="Heading_20_3" style:list-style-name="WWNum8">
      <style:paragraph-properties fo:line-height="100%"/>
      <style:text-properties officeooo:paragraph-rsid="0020b4c0"/>
    </style:style>
    <style:style style:name="P54" style:family="paragraph" style:parent-style-name="Heading_20_3" style:list-style-name="WWNum8">
      <style:paragraph-properties fo:line-height="100%"/>
      <style:text-properties officeooo:rsid="0020b4c0" officeooo:paragraph-rsid="0020b4c0"/>
    </style:style>
    <style:style style:name="P55" style:family="paragraph" style:parent-style-name="Heading_20_3" style:list-style-name="WWNum8">
      <style:paragraph-properties fo:line-height="100%"/>
      <style:text-properties officeooo:rsid="0020b4c0" officeooo:paragraph-rsid="00271232"/>
    </style:style>
    <style:style style:name="P56" style:family="paragraph" style:parent-style-name="Heading_20_3" style:list-style-name="">
      <style:paragraph-properties fo:line-height="100%"/>
      <style:text-properties officeooo:rsid="0020b4c0" officeooo:paragraph-rsid="00271232"/>
    </style:style>
    <style:style style:name="P57" style:family="paragraph" style:parent-style-name="Standard" style:master-page-name="First_20_Page">
      <style:paragraph-properties fo:margin-left="4.2043in" fo:text-indent="0.7957in" style:auto-text-indent="false" style:page-number="auto"/>
    </style:style>
    <style:style style:name="P58" style:family="paragraph" style:parent-style-name="Standard">
      <style:text-properties fo:font-weight="bold" style:font-weight-asian="bold" style:font-name-complex="Arial3"/>
    </style:style>
    <style:style style:name="P59" style:family="paragraph" style:parent-style-name="Standard">
      <style:paragraph-properties fo:margin-left="0.25in"/>
    </style:style>
    <style:style style:name="P60" style:family="paragraph" style:parent-style-name="Standard">
      <style:paragraph-properties fo:margin-left="0.25in"/>
      <style:text-properties style:font-name-complex="Arial3" style:font-size-complex="11pt"/>
    </style:style>
    <style:style style:name="P61" style:family="paragraph" style:parent-style-name="Standard">
      <style:paragraph-properties fo:margin-top="0.1665in" fo:margin-bottom="0in" style:contextual-spacing="false" fo:line-height="150%"/>
      <style:text-properties style:font-name-complex="Arial3" style:font-size-complex="11pt"/>
    </style:style>
    <style:style style:name="P62" style:family="paragraph" style:parent-style-name="Standard">
      <style:text-properties style:font-name-complex="Arial3"/>
    </style:style>
    <style:style style:name="P63" style:family="paragraph" style:parent-style-name="Standard">
      <style:paragraph-properties>
        <style:tab-stops>
          <style:tab-stop style:position="6.3in" style:type="right" style:leader-style="dotted" style:leader-text="."/>
        </style:tab-stops>
      </style:paragraph-properties>
      <style:text-properties style:font-name="Arial" fo:font-size="10pt" fo:font-weight="normal" officeooo:rsid="00271232" officeooo:paragraph-rsid="00271232" style:font-name-asian="ＭＳ 明朝" style:font-size-asian="10pt" style:font-weight-asian="normal" style:font-name-complex="Arial3" style:font-size-complex="10pt" style:font-weight-complex="normal" text:display="true"/>
    </style:style>
    <style:style style:name="P64" style:family="paragraph" style:parent-style-name="Standard">
      <style:paragraph-properties>
        <style:tab-stops>
          <style:tab-stop style:position="1.9272in"/>
        </style:tab-stops>
      </style:paragraph-properties>
      <style:text-properties style:font-name="Arial" fo:font-size="11pt" officeooo:paragraph-rsid="00271232" style:font-name-asian="ＭＳ 明朝" style:font-size-asian="11pt" style:font-name-complex="Arial3" style:font-size-complex="11pt" text:display="true"/>
    </style:style>
    <style:style style:name="P65" style:family="paragraph" style:parent-style-name="Standard">
      <style:text-properties officeooo:paragraph-rsid="0020b4c0"/>
    </style:style>
    <style:style style:name="P66" style:family="paragraph" style:parent-style-name="Standard">
      <style:text-properties officeooo:paragraph-rsid="00271232"/>
    </style:style>
    <style:style style:name="P67" style:family="paragraph" style:parent-style-name="Standard">
      <style:paragraph-properties>
        <style:tab-stops>
          <style:tab-stop style:position="1.9272in"/>
        </style:tab-stops>
      </style:paragraph-properties>
      <style:text-properties style:font-name="Arial2" fo:font-size="11pt" officeooo:paragraph-rsid="00271232" style:font-name-asian="ＭＳ 明朝" style:font-size-asian="11pt" style:font-name-complex="Arial3" style:font-size-complex="11pt" text:display="true"/>
    </style:style>
    <style:style style:name="P68" style:family="paragraph" style:parent-style-name="Standard" style:list-style-name="WWNum8">
      <style:paragraph-properties>
        <style:tab-stops>
          <style:tab-stop style:position="1.9272in"/>
        </style:tab-stops>
      </style:paragraph-properties>
      <style:text-properties officeooo:paragraph-rsid="00271232"/>
    </style:style>
    <style:style style:name="P69" style:family="paragraph" style:parent-style-name="Standard">
      <style:text-properties fo:color="#007fc5" loext:opacity="100%" style:font-name="Verdana" fo:font-size="10pt" style:font-name-asian="Times New Roman" style:font-size-asian="10pt" style:language-asian="de" style:country-asian="DE" style:font-name-complex="Arial3" style:font-size-complex="10pt"/>
    </style:style>
    <style:style style:name="P70" style:family="paragraph" style:parent-style-name="Standard">
      <style:text-properties fo:color="#007fc5" loext:opacity="100%" style:font-name="Verdana" fo:font-size="10pt" style:text-underline-style="solid" style:text-underline-width="auto" style:text-underline-color="font-color" style:font-name-asian="Times New Roman" style:font-size-asian="10pt" style:language-asian="de" style:country-asian="DE" style:font-name-complex="Arial3" style:font-size-complex="10pt"/>
    </style:style>
    <style:style style:name="P71" style:family="paragraph" style:parent-style-name="Tabelle">
      <style:text-properties style:font-name="Arial" officeooo:rsid="00271232" officeooo:paragraph-rsid="00271232" style:font-name-complex="Arial3"/>
    </style:style>
    <style:style style:name="P72" style:family="paragraph" style:parent-style-name="Tabelle">
      <style:text-properties style:font-name="Arial" style:font-name-complex="Arial3"/>
    </style:style>
    <style:style style:name="P73" style:family="paragraph">
      <loext:graphic-properties draw:fill="none"/>
      <style:paragraph-properties fo:text-align="center"/>
    </style:style>
    <style:style style:name="T1" style:family="text">
      <style:text-properties fo:font-size="10pt" style:font-size-asian="10pt" style:font-name-complex="Arial3"/>
    </style:style>
    <style:style style:name="T2" style:family="text">
      <style:text-properties style:font-name-complex="Arial3"/>
    </style:style>
    <style:style style:name="T3" style:family="text">
      <style:text-properties style:font-name-complex="Arial3" style:font-size-complex="11pt"/>
    </style:style>
    <style:style style:name="T4" style:family="text">
      <style:text-properties officeooo:rsid="001fb49d" style:font-name-complex="Arial3" style:font-size-complex="11pt"/>
    </style:style>
    <style:style style:name="T5" style:family="text">
      <style:text-properties officeooo:rsid="00271232" style:font-name-complex="Arial3" style:font-size-complex="11pt"/>
    </style:style>
    <style:style style:name="T6" style:family="text">
      <style:text-properties fo:font-weight="bold" style:font-weight-asian="bold" style:font-name-complex="Arial3"/>
    </style:style>
    <style:style style:name="T7" style:family="text">
      <style:text-properties fo:font-weight="bold" style:font-weight-asian="bold" style:font-name-complex="Arial3" style:font-size-complex="11pt"/>
    </style:style>
    <style:style style:name="T8" style:family="text">
      <style:text-properties style:font-name="Verdana"/>
    </style:style>
    <style:style style:name="T9" style:family="text">
      <style:text-properties style:font-name="Verdana" fo:font-size="9pt" style:font-size-asian="9pt" style:font-size-complex="10pt"/>
    </style:style>
    <style:style style:name="T10" style:family="text">
      <style:text-properties fo:color="#ffffff" loext:opacity="100%" style:font-name="Arial" style:font-name-complex="Arial3">
        <loext:char-complex-color loext:theme-type="light1" loext:color-type="theme"/>
      </style:text-properties>
    </style:style>
    <style:style style:name="T11" style:family="text">
      <style:text-properties style:font-name="Arial" style:font-name-complex="Arial3"/>
    </style:style>
    <style:style style:name="T12" style:family="text">
      <style:text-properties style:font-name="Arial" fo:font-size="11pt" style:font-name-asian="ＭＳ 明朝" style:font-size-asian="11pt" style:font-name-complex="Arial3" style:font-size-complex="11pt" text:display="true"/>
    </style:style>
    <style:style style:name="T13" style:family="text">
      <style:text-properties style:font-name="Arial" fo:font-size="11pt" officeooo:rsid="0020b4c0" style:font-name-asian="ＭＳ 明朝" style:font-size-asian="11pt" style:font-name-complex="Arial3" style:font-size-complex="11pt" text:display="true"/>
    </style:style>
    <style:style style:name="T14" style:family="text">
      <style:text-properties style:font-name="Arial" style:font-name-asian="ＭＳ 明朝" text:display="true"/>
    </style:style>
    <style:style style:name="T15" style:family="text">
      <style:text-properties style:font-name="Arial" officeooo:rsid="001fb49d" style:font-name-asian="ＭＳ 明朝" text:display="true"/>
    </style:style>
    <style:style style:name="T16" style:family="text">
      <style:text-properties style:font-name="Arial" officeooo:rsid="0020a900" style:font-name-asian="ＭＳ 明朝" text:display="true"/>
    </style:style>
    <style:style style:name="T17" style:family="text">
      <style:text-properties style:font-name="Arial" officeooo:rsid="0023af76" style:font-name-asian="ＭＳ 明朝" text:display="true"/>
    </style:style>
    <style:style style:name="T18" style:family="text">
      <style:text-properties style:font-name="Arial" officeooo:rsid="00271232" style:font-name-asian="ＭＳ 明朝" text:display="true"/>
    </style:style>
    <style:style style:name="T19" style:family="text">
      <style:text-properties style:font-name="Arial" fo:font-size="10pt" fo:font-weight="bold" style:font-name-asian="ＭＳ 明朝" style:font-size-asian="10pt" style:font-weight-asian="bold" style:font-name-complex="Arial3" style:font-size-complex="10pt" style:font-weight-complex="bold" text:display="true"/>
    </style:style>
    <style:style style:name="T20" style:family="text">
      <style:text-properties style:font-name="Arial" fo:font-size="10pt" fo:font-weight="normal" style:font-name-asian="ＭＳ 明朝" style:font-size-asian="10pt" style:font-weight-asian="normal" style:font-name-complex="Arial3" style:font-size-complex="10pt" style:font-weight-complex="normal" text:display="true"/>
    </style:style>
    <style:style style:name="T21" style:family="text">
      <style:text-properties style:font-name="Arial" fo:font-weight="normal" style:font-name-asian="ＭＳ 明朝" style:font-weight-asian="normal" style:font-weight-complex="normal" text:display="true"/>
    </style:style>
    <style:style style:name="T22" style:family="text">
      <style:text-properties style:font-name="Arial" fo:font-weight="normal" officeooo:rsid="00271232" style:font-name-asian="ＭＳ 明朝" style:font-weight-asian="normal" style:font-weight-complex="normal" text:display="true"/>
    </style:style>
    <style:style style:name="T23" style:family="text">
      <style:text-properties fo:color="#007fc5" loext:opacity="100%" style:font-name="Verdana" fo:font-size="10pt" style:font-name-asian="Times New Roman" style:font-size-asian="10pt" style:language-asian="de" style:country-asian="DE" style:font-name-complex="Arial3" style:font-size-complex="10pt"/>
    </style:style>
    <style:style style:name="T24" style:family="text">
      <style:text-properties fo:color="#007fc5" loext:opacity="100%" style:font-name="Verdana" fo:font-size="10pt" style:text-underline-style="solid" style:text-underline-width="auto" style:text-underline-color="font-color" style:font-name-asian="Times New Roman" style:font-size-asian="10pt" style:language-asian="de" style:country-asian="DE" style:font-name-complex="Arial3" style:font-size-complex="10pt"/>
    </style:style>
    <style:style style:name="T25" style:family="text">
      <style:text-properties fo:font-size="14pt" style:font-size-asian="14pt" style:font-name-complex="Arial3" style:font-size-complex="10pt"/>
    </style:style>
    <style:style style:name="T26" style:family="text">
      <style:text-properties fo:color="#2a6099" loext:opacity="100%"/>
    </style:style>
    <style:style style:name="T27" style:family="text">
      <style:text-properties fo:color="#2a6099" loext:opacity="100%" officeooo:rsid="0020b4c0"/>
    </style:style>
    <style:style style:name="T28" style:family="text">
      <style:text-properties officeooo:rsid="0020a900"/>
    </style:style>
    <style:style style:name="T29" style:family="text">
      <style:text-properties officeooo:rsid="0020b4c0"/>
    </style:style>
    <style:style style:name="T30" style:family="text">
      <style:text-properties style:font-name="Arial2"/>
    </style:style>
    <style:style style:name="T31" style:family="text">
      <style:text-properties style:font-name="Arial2" fo:font-size="11pt" style:font-name-asian="ＭＳ 明朝" style:font-size-asian="11pt" style:font-name-complex="Arial3" style:font-size-complex="11pt" text:display="true"/>
    </style:style>
    <style:style style:name="T32" style:family="text">
      <style:text-properties style:font-name="Arial2" fo:font-size="11pt" officeooo:rsid="0020b4c0" style:font-name-asian="ＭＳ 明朝" style:font-size-asian="11pt" style:font-name-complex="Arial3" style:font-size-complex="11pt" text:display="true"/>
    </style:style>
    <style:style style:name="T33" style:family="text">
      <style:text-properties style:font-name="Arial2" fo:font-weight="normal" style:font-weight-asian="normal" style:font-weight-complex="normal"/>
    </style:style>
    <style:style style:name="T34" style:family="text">
      <style:text-properties style:font-name="Arial1" fo:font-size="11pt" style:font-name-asian="ＭＳ 明朝" style:font-size-asian="11pt" style:font-name-complex="Arial3" style:font-size-complex="11pt" text:display="true"/>
    </style:style>
    <style:style style:name="T35" style:family="text">
      <style:text-properties officeooo:rsid="0023af76"/>
    </style:style>
    <style:style style:name="T36" style:family="text">
      <style:text-properties officeooo:rsid="0024ee76"/>
    </style:style>
    <style:style style:name="T37" style:family="text">
      <style:text-properties officeooo:rsid="00271232"/>
    </style:style>
    <style:style style:name="T38" style:family="text">
      <style:text-properties fo:font-weight="normal" style:font-weight-asian="normal" style:font-weight-complex="normal"/>
    </style:style>
    <style:style style:name="T39" style:family="text">
      <style:text-properties fo:font-weight="normal" officeooo:rsid="0020a900" style:font-weight-asian="normal" style:font-weight-complex="normal"/>
    </style:style>
    <style:style style:name="T40" style:family="text">
      <style:text-properties fo:font-weight="normal" officeooo:rsid="00271232" style:font-weight-asian="normal" style:font-weight-complex="normal"/>
    </style:style>
    <style:style style:name="T41" style:family="text">
      <style:text-properties fo:font-size="11pt" style:font-name-asian="ＭＳ 明朝" style:font-size-asian="11pt" style:font-name-complex="Arial3" style:font-size-complex="11pt" text:display="true"/>
    </style:style>
    <style:style style:name="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Standard"/>
      <text:p text:style-name="P58" loext:marker-style-name="T6"/>
      <text:p text:style-name="P58" loext:marker-style-name="T6"/>
      <text:p text:style-name="P58" loext:marker-style-name="T6"/>
      <text:p text:style-name="P58" loext:marker-style-name="T6"/>
      <text:p text:style-name="P58" loext:marker-style-name="T6"/>
      <text:p text:style-name="P9">Pflichtenheft</text:p>
      <text:p text:style-name="P58" loext:marker-style-name="T6"/>
      <text:p text:style-name="P59" loext:marker-style-name="T3"><text:span text:style-name="T7">Version:</text:span><text:span text:style-name="T3"> 0.1</text:span></text:p>
      <text:p text:style-name="P60" loext:marker-style-name="T3"/>
      <text:p text:style-name="P59" loext:marker-style-name="T3"><text:span text:style-name="T7">Datum:</text:span><text:span text:style-name="T3"> </text:span><text:span text:style-name="T5">17.11.</text:span><text:span text:style-name="T4">2023</text:span></text:p>
      <text:p text:style-name="P62" loext:marker-style-name="T2"/>
      <text:p text:style-name="Standard" loext:marker-style-name="T8"><text:span text:style-name="T9"><text:tab/><text:tab/><text:tab/><text:tab/></text:span></text:p>
      <text:p text:style-name="P61" loext:marker-style-name="T3"/>
      <text:p text:style-name="P61" loext:marker-style-name="T3"/>
      <text:p text:style-name="P61" loext:marker-style-name="T3"/>
      <text:p text:style-name="P61" loext:marker-style-name="T3"/>
      <text:p text:style-name="P61" loext:marker-style-name="T3"/>
      <text:p text:style-name="P61" loext:marker-style-name="T3"/>
      <text:p text:style-name="P61" loext:marker-style-name="T3"/>
      <text:p text:style-name="P61" loext:marker-style-name="T3"/>
      <text:p text:style-name="P61" loext:marker-style-name="T3"/>
      <text:p text:style-name="P61" loext:marker-style-name="T3"/>
      <text:h text:style-name="P3" text:outline-level="1"><text:bookmark-start text:name="_Toc536093561"/><text:bookmark-start text:name="_Toc536202136"/><text:bookmark-start text:name="_Toc536201732"/>DOKUMENTVERSIONEN<text:bookmark-end text:name="_Toc536093561"/><text:bookmark-end text:name="_Toc536202136"/><text:bookmark-end text:name="_Toc536201732"/></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ellenkopf" loext:marker-style-name="T10"><text:span text:style-name="T10">Versionsnr.</text:span></text:p>
          </table:table-cell>
          <table:table-cell table:style-name="Table1.A1" office:value-type="string">
            <text:p text:style-name="Tabellenkopf" loext:marker-style-name="T10"><text:span text:style-name="T10">Datum</text:span></text:p>
          </table:table-cell>
          <table:table-cell table:style-name="Table1.A1" office:value-type="string">
            <text:p text:style-name="Tabellenkopf" loext:marker-style-name="T10"><text:span text:style-name="T10">Autor</text:span></text:p>
          </table:table-cell>
          <table:table-cell table:style-name="Table1.A1" office:value-type="string">
            <text:p text:style-name="Tabellenkopf" loext:marker-style-name="T10"><text:span text:style-name="T10">Änderungsgrund / Bemerkungen</text:span></text:p>
          </table:table-cell>
        </table:table-row>
        <table:table-row table:style-name="Table1.1">
          <table:table-cell table:style-name="Table1.A2" office:value-type="string">
            <text:p text:style-name="Tabelle" loext:marker-style-name="T11"><text:span text:style-name="T11">0.1</text:span></text:p>
          </table:table-cell>
          <table:table-cell table:style-name="Table1.B2" office:value-type="string">
            <text:p text:style-name="P71" loext:marker-style-name="T11">17.11.2023</text:p>
          </table:table-cell>
          <table:table-cell table:style-name="Table1.C2" office:value-type="string">
            <text:p text:style-name="P71" loext:marker-style-name="T11">Rafaat Choki</text:p>
          </table:table-cell>
          <table:table-cell table:style-name="Table1.D2" office:value-type="string">
            <text:p text:style-name="Tabelle" loext:marker-style-name="T11"><text:span text:style-name="T11">Ersterstellung</text:span></text:p>
          </table:table-cell>
        </table:table-row>
        <table:table-row table:style-name="Table1.1">
          <table:table-cell table:style-name="Table1.A3" office:value-type="string">
            <text:p text:style-name="Tabelle" loext:marker-style-name="T11"><text:span text:style-name="T11"/></text:p>
          </table:table-cell>
          <table:table-cell table:style-name="Table1.B3" office:value-type="string">
            <text:p text:style-name="P72" loext:marker-style-name="T11"/>
          </table:table-cell>
          <table:table-cell table:style-name="Table1.C3" office:value-type="string">
            <text:p text:style-name="P72" loext:marker-style-name="T11"/>
          </table:table-cell>
          <table:table-cell table:style-name="Table1.D3" office:value-type="string">
            <text:p text:style-name="P72" loext:marker-style-name="T11"/>
          </table:table-cell>
        </table:table-row>
        <table:table-row table:style-name="Table1.1">
          <table:table-cell table:style-name="Table1.A4" office:value-type="string">
            <text:p text:style-name="P72" loext:marker-style-name="T11"/>
          </table:table-cell>
          <table:table-cell table:style-name="Table1.B4" office:value-type="string">
            <text:p text:style-name="P72" loext:marker-style-name="T11"/>
          </table:table-cell>
          <table:table-cell table:style-name="Table1.C4" office:value-type="string">
            <text:p text:style-name="P72" loext:marker-style-name="T11"/>
          </table:table-cell>
          <table:table-cell table:style-name="Table1.D4" office:value-type="string">
            <text:p text:style-name="P72" loext:marker-style-name="T11"/>
          </table:table-cell>
        </table:table-row>
        <table:table-row table:style-name="Table1.1">
          <table:table-cell table:style-name="Table1.A5" office:value-type="string">
            <text:p text:style-name="P72" loext:marker-style-name="T11"/>
          </table:table-cell>
          <table:table-cell table:style-name="Table1.B5" office:value-type="string">
            <text:p text:style-name="P72" loext:marker-style-name="T11"/>
          </table:table-cell>
          <table:table-cell table:style-name="Table1.C5" office:value-type="string">
            <text:p text:style-name="P72" loext:marker-style-name="T11"/>
          </table:table-cell>
          <table:table-cell table:style-name="Table1.D5" office:value-type="string">
            <text:p text:style-name="P72" loext:marker-style-name="T11"/>
          </table:table-cell>
        </table:table-row>
      </table:table>
      <text:p text:style-name="P61" loext:marker-style-name="T3"/>
      <text:h text:style-name="P29" text:outline-level="1"><text:soft-page-break/><text:span text:style-name="T26"/></text:h>
      <text:h text:style-name="P3" text:outline-level="1"><text:bookmark-start text:name="_Toc536202137"/>INHALT<text:bookmark-end text:name="_Toc536202137"/></text:h>
      <text:p text:style-name="P22">DOKUMENTVERSIONEN <text:tab/>1</text:p>
      <text:p text:style-name="P22">INHALT <text:tab/>2</text:p>
      <text:p text:style-name="P16">1. Ausgangslage <text:span text:style-name="T28">und Ist-Zustand </text:span><text:span text:style-name="T39"><text:tab/></text:span><text:span text:style-name="T40">3</text:span></text:p>
      <text:p text:style-name="P18"><text:s text:c="5"/>- 1.1 <text:span text:style-name="T28">Aktuelle Situation <text:tab/></text:span><text:span text:style-name="T37">3</text:span></text:p>
      <text:p text:style-name="P18"><text:s text:c="9"/>- 1.1.1 Mangel an Pflegekräften <text:tab/><text:span text:style-name="T37">3</text:span></text:p>
      <text:p text:style-name="P26"><text:span text:style-name="T14"><text:s text:c="9"/>- 1.1.2 </text:span><text:span text:style-name="T17">Arbeitsprozesse und Herausforderungen <text:tab/></text:span><text:span text:style-name="T18">3</text:span></text:p>
      <text:p text:style-name="P27"><text:span text:style-name="T16">2</text:span><text:span text:style-name="T14">. </text:span><text:span text:style-name="T15">Z</text:span><text:span text:style-name="T14">iele </text:span><text:span text:style-name="T21"><text:tab/></text:span><text:span text:style-name="T22">4</text:span></text:p>
      <text:p text:style-name="P18"><text:s text:c="5"/>- <text:span text:style-name="T28">2</text:span>.1 <text:span text:style-name="T28">Projektziele <text:tab/></text:span><text:span text:style-name="T37">4</text:span></text:p>
      <text:p text:style-name="P18"><text:s text:c="9"/>- <text:span text:style-name="T28">2</text:span>.1.1 Effizienz<text:span text:style-name="T28">steigerung <text:tab/></text:span><text:span text:style-name="T37">4</text:span></text:p>
      <text:p text:style-name="P18"><text:s text:c="9"/>- <text:span text:style-name="T28">2</text:span>.1.2 <text:span text:style-name="T28">Mitarbeiterentlastung <text:tab/></text:span><text:span text:style-name="T37">4</text:span></text:p>
      <text:p text:style-name="P18"><text:s text:c="9"/>- <text:span text:style-name="T28">2</text:span>.1.3 Verbesserung der Patientenversorgung <text:tab/><text:span text:style-name="T37">4</text:span></text:p>
      <text:p text:style-name="P16"><text:span text:style-name="T28">3</text:span>. Anforderungen <text:span text:style-name="T38"><text:tab/></text:span><text:span text:style-name="T40">5</text:span></text:p>
      <text:p text:style-name="P19"><text:s text:c="5"/>- <text:span text:style-name="T28">3</text:span>.1 Spezifikation der Roboter/Cobots Anforderungen <text:tab/><text:span text:style-name="T37">5</text:span></text:p>
      <text:p text:style-name="P18"><text:s text:c="9"/>- <text:span text:style-name="T28">3</text:span>.1.1 Technische Anforderungen <text:tab/><text:span text:style-name="T37">5</text:span></text:p>
      <text:p text:style-name="P18"><text:s text:c="9"/>- <text:span text:style-name="T28">3</text:span>.1.2 Betriebliche Anforderungen <text:tab/><text:span text:style-name="T37">5</text:span></text:p>
      <text:p text:style-name="P18"><text:s text:c="9"/>- <text:span text:style-name="T28">3</text:span>.1.3 Sicherheitsrelevante Aspekte<text:span text:style-name="T37">5 <text:tab/>5</text:span></text:p>
      <text:p text:style-name="P16"><text:span text:style-name="T28">4</text:span>. Mengengerüst <text:span text:style-name="T38"><text:tab/></text:span><text:span text:style-name="T40">6</text:span></text:p>
      <text:p text:style-name="P18"><text:s text:c="5"/>- <text:span text:style-name="T28">4</text:span>.1 Festlegung der benötigten Anzahl an Robotern/Cobots <text:tab/><text:span text:style-name="T37">6</text:span></text:p>
      <text:p text:style-name="P18"><text:s text:c="9"/>- <text:span text:style-name="T28">4</text:span>.1.1 <text:span text:style-name="T36">Logistik und Materialtransport <text:tab/></text:span><text:span text:style-name="T37">6</text:span></text:p>
      <text:p text:style-name="P18"><text:s text:c="9"/>- <text:span text:style-name="T36">4.1.2 Unterstützung bei tägliche Aufgaben <text:tab/></text:span><text:span text:style-name="T37">6</text:span></text:p>
      <text:p text:style-name="P18"><text:s text:c="9"/>- <text:span text:style-name="T36">4.1.3 Interaktion, Unterhaltung und Betreuung <text:tab/></text:span><text:span text:style-name="T37">6</text:span></text:p>
      <text:p text:style-name="P16"><text:span text:style-name="T28">5</text:span>. Aufbau der Offerte <text:span text:style-name="T38"><text:tab/></text:span><text:span text:style-name="T40">7</text:span></text:p>
      <text:p text:style-name="P18"><text:s text:c="5"/>- <text:span text:style-name="T28">5</text:span>.1 Angebot<text:span text:style-name="T28">sstruktur <text:tab/></text:span><text:span text:style-name="T37">7</text:span></text:p>
      <text:p text:style-name="P18"><text:s text:c="9"/>- <text:span text:style-name="T28">5</text:span>.1.1 Auswahlkriterien <text:tab/><text:span text:style-name="T37">7</text:span></text:p>
      <text:p text:style-name="P18"><text:s text:c="9"/>- <text:span text:style-name="T28">5</text:span>.1.2 Bewertungsmethoden <text:tab/><text:span text:style-name="T37">7</text:span></text:p>
      <text:p text:style-name="P16"><text:span text:style-name="T28">6</text:span>. Administratives <text:span text:style-name="T40"><text:tab/>8</text:span></text:p>
      <text:p text:style-name="P18"><text:s text:c="5"/>- <text:span text:style-name="T28">6</text:span>.1 Projek<text:span text:style-name="T28">torganisation <text:tab/></text:span><text:span text:style-name="T37">8</text:span></text:p>
      <text:p text:style-name="P18"><text:s text:c="9"/>- <text:span text:style-name="T28">6</text:span>.1.1 Zuständigkeiten <text:tab/><text:span text:style-name="T37">8</text:span></text:p>
      <text:p text:style-name="P18"><text:s text:c="9"/>- <text:span text:style-name="T28">6</text:span>.1.2 Zeitpläne <text:tab/><text:span text:style-name="T37">8</text:span></text:p>
      <text:p text:style-name="P16"><text:span text:style-name="T37">7</text:span>. Technologische Anforderungen <text:span text:style-name="T38"><text:tab/></text:span><text:span text:style-name="T40">9</text:span></text:p>
      <text:p text:style-name="P20"><text:s text:c="6"/>- <text:span text:style-name="T37">7.1 Robotertechnologien und Integrationsschnittstellen <text:tab/>9</text:span></text:p>
      <text:p text:style-name="P20"><text:s text:c="9"/>- <text:span text:style-name="T37">7</text:span>.1.<text:span text:style-name="T37">1</text:span> Spezifizierung erforderlicher Technologien <text:tab/><text:span text:style-name="T37">9</text:span></text:p>
      <text:p text:style-name="P18"><text:s text:c="9"/>- <text:span text:style-name="T37">7</text:span>.1.<text:span text:style-name="T37">2</text:span> Schnittstellen und Integration<text:tab/><text:span text:style-name="T37">9</text:span></text:p>
      <text:p text:style-name="P16"><text:span text:style-name="T37">8</text:span>. Schulung und Qualifizierung Konzept<text:span text:style-name="T38"><text:tab/></text:span><text:span text:style-name="T40">10</text:span></text:p>
      <text:p text:style-name="P20"><text:s text:c="6"/>- <text:span text:style-name="T37">8.1 </text:span>Mitarbeiterqualifizierung und Umgang mit Robotern<text:tab/><text:span text:style-name="T37">10</text:span></text:p>
      <text:p text:style-name="P20"><text:s text:c="10"/>- <text:span text:style-name="T37">8</text:span>.1.<text:span text:style-name="T37">1</text:span> Mitarbeiter<text:span text:style-name="T28">qualifizierung <text:tab/></text:span><text:span text:style-name="T37">10</text:span></text:p>
      <text:p text:style-name="P18"><text:s text:c="10"/>- <text:span text:style-name="T37">8.</text:span>1.<text:span text:style-name="T37">2</text:span> Umgang mit Robotern/Cobots <text:tab/><text:span text:style-name="T37">10</text:span></text:p>
      <text:p text:style-name="P16"><text:span text:style-name="T37">9</text:span>. Rechtliche und Ethik-Aspekte <text:span text:style-name="T40"><text:tab/>11</text:span></text:p>
      <text:p text:style-name="P20"><text:s text:c="6"/>- <text:span text:style-name="T37">9.1 Rechtliche Rahmenbedingungen und ethische Überlegungen <text:tab/>11</text:span></text:p>
      <text:p text:style-name="P20"><text:s text:c="10"/>- <text:span text:style-name="T37">9</text:span>.1.<text:span text:style-name="T37">1 </text:span>Untersuchung rechtlicher Rahmenbedingungen <text:tab/><text:span text:style-name="T37">11</text:span></text:p>
      <text:p text:style-name="P18"><text:s text:c="10"/>- <text:span text:style-name="T37">9</text:span>.1.<text:span text:style-name="T37">2</text:span> Ethische Fragen im Robot<text:span text:style-name="T29">er </text:span>Einsatz <text:tab/><text:span text:style-name="T37">11</text:span></text:p>
      <text:p text:style-name="P16"><text:span text:style-name="T37">10</text:span>. Datenschutz und Patientenschutz <text:span text:style-name="T38"><text:tab/></text:span><text:span text:style-name="T40">12</text:span></text:p>
      <text:p text:style-name="P20"><text:s text:c="6"/>- <text:span text:style-name="T37">10.1 Datenschutzmaßnahmen und Patientensicherheit <text:tab/>12</text:span></text:p>
      <text:p text:style-name="P20"><text:s text:c="10"/>- 1<text:span text:style-name="T37">0</text:span>.1.<text:span text:style-name="T37">1</text:span> Maßnahmen <text:span text:style-name="T28">für den Datenschutz <text:tab/></text:span><text:span text:style-name="T37">12</text:span></text:p>
      <text:p text:style-name="P21"><text:s text:c="10"/>- 1<text:span text:style-name="T37">0</text:span>.1.<text:span text:style-name="T37">2</text:span> Patientensicherheit <text:span text:style-name="T28">gewährleisten <text:tab/></text:span><text:span text:style-name="T37">12</text:span></text:p>
      <text:p text:style-name="P17"><text:span text:style-name="T37">11</text:span>. Evaluationskriterien <text:span text:style-name="T38"><text:tab/></text:span><text:span text:style-name="T40">13</text:span></text:p>
      <text:p text:style-name="P20"><text:s text:c="6"/>- <text:span text:style-name="T37">11.1 Leistungsbewertung und Auswahlprozess <text:tab/>13</text:span></text:p>
      <text:p text:style-name="P20"><text:s text:c="10"/>- 1<text:span text:style-name="T37">1</text:span>.1.<text:span text:style-name="T37">1</text:span> Kriterien zur System<text:span text:style-name="T28">bewertung <text:tab/></text:span><text:span text:style-name="T37">13</text:span></text:p>
      <text:p text:style-name="P20"><text:s text:c="10"/>- 1<text:span text:style-name="T37">1</text:span>.1.<text:span text:style-name="T37">2 </text:span>Auswahl der besten Lösung <text:tab/><text:span text:style-name="T37">13</text:span></text:p>
      <text:p text:style-name="P28"><text:span text:style-name="T19">12. Genehmigung </text:span><text:span text:style-name="T20"><text:tab/>14</text:span></text:p>
      <text:list text:style-name="WWNum8">
        <text:list-item>
          <text:h text:style-name="P35" text:outline-level="1">Ausgangslage und Ist-Zustand</text:h>
          <text:list>
            <text:list-item>
              <text:h text:style-name="P40" text:outline-level="2"><text:span text:style-name="T26">aktuellen </text:span><text:span text:style-name="T27">Situation</text:span></text:h>
              <text:list>
                <text:list-item>
                  <text:h text:style-name="P44" text:outline-level="3">Mangel an Pflegekräften</text:h>
                </text:list-item>
              </text:list>
            </text:list-item>
          </text:list>
        </text:list-item>
      </text:list>
      <text:p text:style-name="P10">Die CURIS Pflege GmbH steht vor der Herausforderung eines anhaltenden Mangels an Pflegekräften, was zu Schwierigkeiten bei der Bewältigung der steigenden Anforderungen an die Patientenversorgung führt. Trotz Bemühungen, neues Personal zu gewinnen und auszubilden, konnte die Lücke bisher nicht geschlossen werden.</text:p>
      <text:list text:continue-numbering="true" text:style-name="WWNum8">
        <text:list-item>
          <text:list>
            <text:list-item>
              <text:list>
                <text:list-item>
                  <text:h text:style-name="P44" text:outline-level="3"><text:span text:style-name="T35">Arbeitsprozesse und </text:span><text:bookmark-start text:name="_Toc536202141"/>H<text:bookmark-end text:name="_Toc536202141"/>erausforderungen</text:h>
                </text:list-item>
              </text:list>
            </text:list-item>
          </text:list>
        </text:list-item>
      </text:list>
      <text:p text:style-name="Standard">Eine gründliche Analyse der aktuellen Arbeitsprozesse im Pflegebereich ist erforderlich, um Schwachstellen zu identifizieren, die auf den Personalmangel und die zunehmenden Anforderungen zurückzuführen sind. Dies ermöglicht eine gezielte Planung von Automatisierungsprojekten zur Verbesserung der Effizienz und Entlastung des Personals.</text:p>
      <text:list text:continue-numbering="true" text:style-name="WWNum8">
        <text:list-item>
          <text:h text:style-name="P36" text:outline-level="1"><text:bookmark-start text:name="_Toc536202148"/>z<text:bookmark-end text:name="_Toc536202148"/>iele</text:h>
          <text:list>
            <text:list-item>
              <text:h text:style-name="P39" text:outline-level="2"><text:bookmark-start text:name="_Toc536202149"/><text:span text:style-name="T29">P</text:span><text:bookmark-end text:name="_Toc536202149"/><text:span text:style-name="T29">rojektziele</text:span></text:h>
              <text:list>
                <text:list-item>
                  <text:h text:style-name="P45" text:outline-level="3"><text:bookmark text:name="_Toc536202145 Copy 1 Copy 1"/>Effizienzsteigerung</text:h>
                </text:list-item>
              </text:list>
            </text:list-item>
          </text:list>
        </text:list-item>
      </text:list>
      <text:p text:style-name="P23">Implementierung von Automatisierungslösungen zur signifikanten Steigerung der Effizienz der Pflegeprozesse.</text:p>
      <text:list text:continue-numbering="true" text:style-name="WWNum8">
        <text:list-item>
          <text:list>
            <text:list-item>
              <text:list>
                <text:list-item>
                  <text:h text:style-name="P46" text:outline-level="3">Mitarbeiterentlastung </text:h>
                </text:list-item>
              </text:list>
            </text:list-item>
          </text:list>
        </text:list-item>
      </text:list>
      <text:p text:style-name="P13">Reduzierung der Arbeitsbelastung des Pflegepersonals durch die Implementierung von Robotern und Cobots.</text:p>
      <text:list text:continue-numbering="true" text:style-name="WWNum8">
        <text:list-item>
          <text:list>
            <text:list-item>
              <text:list>
                <text:list-item>
                  <text:h text:style-name="P47" text:outline-level="3">Verbesserung der Patientenversorgung</text:h>
                </text:list-item>
              </text:list>
            </text:list-item>
          </text:list>
        </text:list-item>
      </text:list>
      <text:p text:style-name="P13">Steigerung der Patientenzufriedenheit durch verbesserte Pflegequalität und präzisere Versorgung.</text:p>
      <text:p text:style-name="P13"/>
      <text:p text:style-name="P13"/>
      <text:p text:style-name="Standard"/>
      <text:p text:style-name="Standard"/>
      <text:list text:continue-numbering="true" text:style-name="WWNum8">
        <text:list-item>
          <text:h text:style-name="P34" text:outline-level="1"><text:bookmark-start text:name="_Toc536202155"/>A<text:bookmark-end text:name="_Toc536202155"/><text:span text:style-name="T29">nforderungen</text:span></text:h>
          <text:list>
            <text:list-item>
              <text:h text:style-name="P41" text:outline-level="2"><text:bookmark text:name="_Toc536202156"/>Spezifikation der Roboter/Cobots Anforderungen</text:h>
              <text:list>
                <text:list-item>
                  <text:h text:style-name="P49" text:outline-level="3"><text:bookmark text:name="_Toc536202157"/>Technische Anforderungen</text:h>
                </text:list-item>
              </text:list>
            </text:list-item>
          </text:list>
        </text:list-item>
      </text:list>
      <text:p text:style-name="P6">Präzise Festlegung der technischen Spezifikationen, einschließlich Leistungsfähigkeit, Schnittstellen und Integration in bestehende Systeme.<text:tab/></text:p>
      <text:list text:continue-numbering="true" text:style-name="WWNum8">
        <text:list-item>
          <text:list>
            <text:list-item>
              <text:list>
                <text:list-item>
                  <text:h text:style-name="P49" text:outline-level="3"><text:bookmark text:name="_Toc536202158"/>Betriebliche Anforderungen</text:h>
                </text:list-item>
              </text:list>
            </text:list-item>
          </text:list>
        </text:list-item>
      </text:list>
      <text:p text:style-name="Standard">Klare Definition der betrieblichen Anforderungen, wie z. B. Benutzerfreundlichkeit, Wartungsfreundlichkeit und Interaktion mit dem bestehenden Personal.</text:p>
      <text:list text:continue-numbering="true" text:style-name="WWNum8">
        <text:list-item>
          <text:list>
            <text:list-item>
              <text:list>
                <text:list-item>
                  <text:h text:style-name="P49" text:outline-level="3"><text:bookmark text:name="_Toc536202159"/>Sicherheitsrelevante Aspekte</text:h>
                </text:list-item>
              </text:list>
            </text:list-item>
          </text:list>
        </text:list-item>
      </text:list>
      <text:p text:style-name="P10">Festlegung von Sicherheitsstandards und -protokollen, um die sichere Interaktion zwischen Robotern/Cobots und Patienten sowie Pflegepersonal zu gewährleisten.</text:p>
      <text:p text:style-name="Standard" loext:marker-style-name="T2"><text:span text:style-name="T2"/></text:p>
      <text:p text:style-name="P14"><text:span text:style-name="T2"/></text:p>
      <text:p text:style-name="P14"><text:span text:style-name="T2"/></text:p>
      <text:p text:style-name="P14"><text:span text:style-name="T2"/></text:p>
      <text:p text:style-name="P14"/>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list text:continue-numbering="true" text:style-name="WWNum8">
        <text:list-item>
          <text:h text:style-name="P36" text:outline-level="1">Mengengerüste </text:h>
          <text:list>
            <text:list-item>
              <text:h text:style-name="P38" text:outline-level="2">Festlegung der benötigten Anzahl an Robotern/Cobots</text:h>
              <text:list>
                <text:list-item>
                  <text:h text:style-name="P51" text:outline-level="3"><text:bookmark text:name="_Toc536202157 Copy 1"/>Logistik und Materialtransport</text:h>
                </text:list-item>
              </text:list>
            </text:list-item>
          </text:list>
        </text:list-item>
      </text:list>
      <text:p text:style-name="P5">- RelayRx: Lieferung von Medikamenten, Laborproben, Blutprodukten, Patientenversorgungsartikeln, Krankenhauswäsche, Bestellungen.</text:p>
      <text:p text:style-name="P5">- MiR100: Autonomer Transport von Lasten bis zu 100 kg, flexibel einsetzbar für verschiedene Aufgaben wie Behältertransport und interner Transport in Logistik- und Produktionsumgebungen.</text:p>
      <text:p text:style-name="P5">- PuDu CC1: Reinigung von Eingangsbereichen, Großräumen, Fluren.</text:p>
      <text:list text:continue-numbering="true" text:style-name="WWNum8">
        <text:list-item>
          <text:list>
            <text:list-item>
              <text:list>
                <text:list-item>
                  <text:h text:style-name="P50" text:outline-level="3">Unterstützung bei täglichen Aufgaben</text:h>
                </text:list-item>
              </text:list>
            </text:list-item>
          </text:list>
        </text:list-item>
      </text:list>
      <text:p text:style-name="P5">- HSR Toyota: Greifen, Aufheben und Transportieren von Objekten, Platzieren von Gegenständen auf Regalen, Unterstützung älterer Menschen bei alltäglichen Aufgaben.</text:p>
      <text:list text:continue-numbering="true" text:style-name="WWNum8">
        <text:list-item>
          <text:list>
            <text:list-item>
              <text:list>
                <text:list-item>
                  <text:h text:style-name="P50" text:outline-level="3">Soziale Interaktion, Unterhaltung und Persönliche Betreuung:</text:h>
                </text:list-item>
              </text:list>
            </text:list-item>
          </text:list>
        </text:list-item>
      </text:list>
      <text:p text:style-name="P11">- ElliQ: Proaktive Interaktionen, Gespräche, Unterhaltung, Bildung, Gesundheitsförderung, Aktivitätsunterstützung, Erinnerungen, Kommunikation mit Familie und Freunden.</text:p>
      <text:p text:style-name="P11">- Pepper: Erkennt den Gesprächspartner, reagiert auf den emotionalen Zustand, führt präzise Bewegungen aus, betreut, unterhält, erinnert an Termine, erfasst Vital-werte.</text:p>
      <text:p text:style-name="P5"/>
      <text:p text:style-name="P5"/>
      <text:p text:style-name="P5"><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list text:continue-numbering="true" text:style-name="WWNum8">
        <text:list-item>
          <text:h text:style-name="P36" text:outline-level="1">Aufbau der Offerte</text:h>
          <text:list>
            <text:list-item>
              <text:h text:style-name="P42" text:outline-level="2"><text:bookmark text:name="_Toc536202156 Copy 2"/>Angebotsstruktur</text:h>
              <text:list>
                <text:list-item>
                  <text:h text:style-name="P47" text:outline-level="3"><text:bookmark text:name="_Toc536202157 Copy 2"/>Auswahlkriterien</text:h>
                </text:list-item>
              </text:list>
            </text:list-item>
          </text:list>
        </text:list-item>
      </text:list>
      <text:p text:style-name="P7">Präzise Festlegung der Kriterien, die bei der Auswahl der Roboteranbieter berücksichtigt werden.</text:p>
      <text:p text:style-name="P7">Berücksichtigung von Aspekten wie Kosten, technische Leistung, Support und Erfahrung des Anbieters.<text:tab/></text:p>
      <text:list text:continue-numbering="true" text:style-name="WWNum8">
        <text:list-item>
          <text:list>
            <text:list-item>
              <text:list>
                <text:list-item>
                  <text:h text:style-name="P53" text:outline-level="3"><text:bookmark text:name="_Toc536202158 Copy 2"/><text:span text:style-name="T12">Be</text:span><text:span text:style-name="T13">wertungsmethoden</text:span></text:h>
                </text:list-item>
              </text:list>
            </text:list-item>
          </text:list>
        </text:list-item>
      </text:list>
      <text:p text:style-name="P13">Entwicklung von transparenten Methoden zur objektiven Bewertung der eingehenden Angebote.</text:p>
      <text:p text:style-name="P13">Einbindung von Fachexperten und Entscheidungsträgern im Evaluationsprozess.</text:p>
      <text:p text:style-name="P13">Gewichtung der Kriterien entsprechend ihrer Bedeutung für die Bedürfnisse der CURIS Pflege GmbH.</text:p>
      <text:list text:continue-numbering="true" text:style-name="WWNum8">
        <text:list-item>
          <text:list>
            <text:list-item>
              <text:list>
                <text:list-header>
                  <text:h text:style-name="P54" text:outline-level="3"><text:span text:style-name="T12"/></text:h>
                </text:list-header>
              </text:list>
            </text:list-item>
          </text:list>
        </text:list-item>
      </text:list>
      <text:p text:style-name="P13" loext:marker-style-name="T2"><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list text:continue-numbering="true" text:style-name="WWNum8">
        <text:list-item>
          <text:h text:style-name="P36" text:outline-level="1">Administratives</text:h>
          <text:list>
            <text:list-item>
              <text:h text:style-name="P42" text:outline-level="2"><text:bookmark text:name="_Toc536202156 Copy 2 Copy 1"/>Projektorganisation</text:h>
              <text:list>
                <text:list-item>
                  <text:h text:style-name="P47" text:outline-level="3">Zuständigkeiten</text:h>
                </text:list-item>
              </text:list>
            </text:list-item>
          </text:list>
        </text:list-item>
      </text:list>
      <text:p text:style-name="P7">Klare Zuweisung von Verantwortlichkeiten für die Umsetzung und Überwachung des Pflege-Roboterprojekts.</text:p>
      <text:p text:style-name="P7">Festlegung von Ansprechpartnern für verschiedene Projektphasen und Aufgabenbereiche.<text:tab/></text:p>
      <text:list text:continue-numbering="true" text:style-name="WWNum8">
        <text:list-item>
          <text:list>
            <text:list-item>
              <text:list>
                <text:list-item>
                  <text:h text:style-name="P54" text:outline-level="3"><text:span text:style-name="T12">Zeit</text:span><text:span text:style-name="T31">pläne</text:span></text:h>
                </text:list-item>
              </text:list>
            </text:list-item>
          </text:list>
        </text:list-item>
      </text:list>
      <text:p text:style-name="P13">Erstellung detaillierter Zeitpläne für alle Projektphasen, von der Evaluierung bis zur Einführung der Pflegeroboter.</text:p>
      <text:p text:style-name="P13">Berücksichtigung von Meilensteinen und Deadlines, um einen strukturierten Projektablauf sicherzustellen.</text:p>
      <text:p text:style-name="P13"/>
      <text:list text:continue-numbering="true" text:style-name="WWNum8">
        <text:list-item>
          <text:list>
            <text:list-item>
              <text:list>
                <text:list-header>
                  <text:h text:style-name="P54" text:outline-level="3"><text:span text:style-name="T12"/></text:h>
                </text:list-header>
              </text:list>
            </text:list-item>
          </text:list>
        </text:list-item>
      </text:list>
      <text:p text:style-name="P13" loext:marker-style-name="T2"><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
      <text:list text:continue-numbering="true" text:style-name="WWNum8">
        <text:list-item>
          <text:h text:style-name="P37" text:outline-level="1">Technologische Anforderungen</text:h>
          <text:list>
            <text:list-item>
              <text:h text:style-name="P43" text:outline-level="2">Robotertechnologien und Integrationsschnittstellen </text:h>
              <text:list>
                <text:list-item>
                  <text:h text:style-name="P48" text:outline-level="3">Spezifikation erforderlicher Technologien</text:h>
                </text:list-item>
              </text:list>
            </text:list-item>
          </text:list>
        </text:list-item>
      </text:list>
      <text:p text:style-name="P8">Präzise Festlegung der benötigten Robotertechnologien für einen reibungslosen Betrieb.</text:p>
      <text:p text:style-name="P8">Klar definierte Leistungsmerkmale und Funktionalitäten der eingesetzten Technologien.</text:p>
      <text:list text:continue-numbering="true" text:style-name="WWNum8">
        <text:list-item>
          <text:list>
            <text:list-item>
              <text:list>
                <text:list-item>
                  <text:h text:style-name="P48" text:outline-level="3">Schnittstellen und Integration</text:h>
                </text:list-item>
              </text:list>
            </text:list-item>
          </text:list>
        </text:list-item>
      </text:list>
      <text:p text:style-name="P8">Festlegung der Schnittstellen für die nahtlose Integration der Roboter/Cobots in bestehende Systeme.</text:p>
      <text:p text:style-name="P8"><text:span text:style-name="T32">Sicherstellung einer effektiven Kommunikation zwischen den Robotern und anderen betrieblichen Einrichtungen.</text:span><text:tab/></text:p>
      <text:list text:continue-numbering="true" text:style-name="WWNum8">
        <text:list-item>
          <text:list>
            <text:list-item>
              <text:list>
                <text:list-header>
                  <text:h text:style-name="P55" text:outline-level="3"><text:span text:style-name="T12"/></text:h>
                </text:list-header>
              </text:list>
            </text:list-item>
          </text:list>
        </text:list-item>
      </text:list>
      <text:p text:style-name="P66" loext:marker-style-name="T2"><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list text:continue-numbering="true" text:style-name="WWNum8">
        <text:list-item>
          <text:h text:style-name="P37" text:outline-level="1">Schulung und Qualifizierung Konzept</text:h>
          <text:list>
            <text:list-item>
              <text:h text:style-name="P43" text:outline-level="2">Mitarbeiterqualifizierung und Umgang mit Robotern </text:h>
              <text:list>
                <text:list-item>
                  <text:h text:style-name="P48" text:outline-level="3">Mitarbeiterqualifizierung</text:h>
                </text:list-item>
              </text:list>
            </text:list-item>
          </text:list>
        </text:list-item>
      </text:list>
      <text:p text:style-name="P8">Umfassendes Schulungsprogramm zu Grundlagen, Bedienung und Einsatzszenarien. Praktische Übungen für direkte Anwendung. Die Schulung wird von den Anbietern der Roboter/Cobots durchgeführt. Sie sind verantwortlich für die Bereitstellung und Durchführung der gesamten Schulungsmaßnahmen, um sicherzustellen, dass das Pflegepersonal vollständig qualifiziert ist, die neuen Technologien effektiv einzusetzen.</text:p>
      <text:list text:continue-numbering="true" text:style-name="WWNum8">
        <text:list-item>
          <text:list>
            <text:list-item>
              <text:list>
                <text:list-item>
                  <text:h text:style-name="P52" text:outline-level="3"><text:span text:style-name="T41">Umgang mit Robotern/Cobots</text:span><text:span text:style-name="T30"><text:line-break/></text:span><text:span text:style-name="T33">Schulung für sichere Interaktion mit kollaborativen Robotern. Anleitung zur effektiven Kommunikation mit den Robotern. Grundlegende Anleitung zur eigenständigen Problembehebung. Die Anbieter stellen sicher, dass das Schulungsmaterial stets aktuell ist und die spezifischen Bedürfnisse und Herausforderungen des Pflegepersonals berücksichtigt werden.</text:span></text:h>
                </text:list-item>
              </text:list>
            </text:list-item>
          </text:list>
        </text:list-item>
      </text:list>
      <text:p text:style-name="P24"/>
      <text:list text:continue-numbering="true" text:style-name="WWNum8">
        <text:list-item>
          <text:h text:style-name="P37" text:outline-level="1">Rechtliche und Ethik-Aspekte</text:h>
          <text:list>
            <text:list-item>
              <text:h text:style-name="P43" text:outline-level="2">Rechtliche Rahmenbedingungen und ethische Überlegungen</text:h>
              <text:list>
                <text:list-item>
                  <text:h text:style-name="P48" text:outline-level="3">Untersuchung rechtlicher Rahmenbedingungen </text:h>
                </text:list-item>
              </text:list>
            </text:list-item>
          </text:list>
        </text:list-item>
      </text:list>
      <text:p text:style-name="P8">Gründliche Analyse der aktuellen Gesetzgebung im Bereich Robotik und Pflege.</text:p>
      <text:p text:style-name="P8">Berücksichtigung von Datenschutzvorschriften, Arbeitsrecht und Haftungsfragen.</text:p>
      <text:p text:style-name="P8">Identifikation von möglichen regulatorischen Hürden und Anpassungsbedarf.</text:p>
      <text:list text:continue-numbering="true" text:style-name="WWNum8">
        <text:list-item>
          <text:list>
            <text:list-item>
              <text:list>
                <text:list-item>
                  <text:h text:style-name="P48" text:outline-level="3">Ethnische Fragen im Roboter Einsatz </text:h>
                </text:list-item>
              </text:list>
            </text:list-item>
          </text:list>
        </text:list-item>
      </text:list>
      <text:p text:style-name="P8">Reflexion über ethische Implikationen des Roboter-Einsatzes im Pflegeumfeld.</text:p>
      <text:p text:style-name="P8">Betrachtung von möglichen Auswirkungen auf die Privatsphäre der Patienten.</text:p>
      <text:p text:style-name="P8"><text:span text:style-name="T32">Evaluierung ethischer Standards bei der Interaktion zwischen Robotern und Pflegepersonal.</text:span><text:tab/></text:p>
      <text:h text:style-name="P56" text:outline-level="3"><text:span text:style-name="T13"/></text:h>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p text:style-name="P12"><text:span text:style-name="T13"/></text:p>
      <text:list text:continue-numbering="true" text:style-name="WWNum8">
        <text:list-item>
          <text:h text:style-name="P37" text:outline-level="1">Datenschutz und Patientenschutz</text:h>
          <text:list>
            <text:list-item>
              <text:h text:style-name="P43" text:outline-level="2">Datenschutzmaßnahmen und Patientensicherheit</text:h>
              <text:list>
                <text:list-item>
                  <text:h text:style-name="P48" text:outline-level="3">Maßnahmen für den Datenschutz</text:h>
                </text:list-item>
              </text:list>
            </text:list-item>
          </text:list>
        </text:list-item>
      </text:list>
      <text:p text:style-name="P8">Implementierung von robusten Datenschutzrichtlinien für die robotergestützte Pflege.</text:p>
      <text:p text:style-name="P8">Sicherstellung der Verschlüsselung sensibler Daten während der Interaktion mit den Robotern.</text:p>
      <text:list text:continue-numbering="true" text:style-name="WWNum8">
        <text:list-item>
          <text:list>
            <text:list-item>
              <text:list>
                <text:list-item>
                  <text:h text:style-name="P48" text:outline-level="3">Patientensicherheit gewährleisten</text:h>
                </text:list-item>
              </text:list>
            </text:list-item>
          </text:list>
        </text:list-item>
      </text:list>
      <text:p text:style-name="P8">Schulung des Pflegepersonals für einen sicheren Umgang mit den Robotern im Patientenkontakt.</text:p>
      <text:p text:style-name="P67">Entwicklung von Protokollen zur Vermeidung von physischen Risiken während der Roboterinteraktion.<text:tab/></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p text:style-name="P8"><text:span text:style-name="T31"/></text:p>
      <text:list text:continue-numbering="true" text:style-name="WWNum8">
        <text:list-item>
          <text:h text:style-name="P37" text:outline-level="1">Evaluationskriterien</text:h>
          <text:list>
            <text:list-item>
              <text:h text:style-name="P43" text:outline-level="2">Leistungsbewertung und Auswahlprozess</text:h>
              <text:list>
                <text:list-item>
                  <text:h text:style-name="P48" text:outline-level="3">Kriterien zur Systembewertung</text:h>
                  <text:p text:style-name="P68">Definition klarer Leistungskriterien, um die Effizienz, Sicherheit und Benutzerfreundlichkeit zu bewerten.<text:line-break/>Berücksichtigung der Skalierbarkeit und Anpassungsfähigkeit der Systeme an zukünftige Anforderungen.</text:p>
                </text:list-item>
                <text:list-item>
                  <text:h text:style-name="P55" text:outline-level="3"><text:span text:style-name="T12">Auswahl der besten L</text:span><text:span text:style-name="T34">ö</text:span><text:span text:style-name="T12">sung</text:span></text:h>
                </text:list-item>
              </text:list>
            </text:list-item>
          </text:list>
        </text:list-item>
      </text:list>
      <text:p text:style-name="P64">Ganzheitliche Analyse der gesammelten Bewertungsergebnisse.<text:line-break/>Priorisierung von Lösungen basierend auf den definierten Anforderungen und Zielen des Projekts.<text:line-break/>Transparenter Entscheidungsprozess zur Auswahl der optimalen Roboterlösung für die CURIS Pflege GmbH.<text:tab/></text:p>
      <text:list text:continue-numbering="true" text:style-name="WWNum8">
        <text:list-item>
          <text:h text:style-name="P34" text:outline-level="1"><text:bookmark-start text:name="_Toc536090947"/><text:bookmark-start text:name="_Toc536202163"/>Genehmigung<text:bookmark-end text:name="_Toc536090947"/><text:bookmark-end text:name="_Toc536202163"/></text:h>
        </text:list-item>
      </text:list>
      <text:p text:style-name="Standard"/>
      <text:p text:style-name="Standard">Die Genehmigung erfolgt... </text:p>
      <text:p text:style-name="P62" loext:marker-style-name="T2"/>
      <table:table table:name="Table5" table:style-name="Table5">
        <table:table-column table:style-name="Table5.A"/>
        <table:table-column table:style-name="Table5.B"/>
        <table:table-row table:style-name="Table5.1">
          <table:table-cell table:style-name="Table5.A1" office:value-type="string">
            <text:p text:style-name="P4">Datum:</text:p>
          </table:table-cell>
          <table:table-cell table:style-name="Table5.B1" office:value-type="string">
            <text:p text:style-name="P2"/>
          </table:table-cell>
        </table:table-row>
        <table:table-row table:style-name="Table5.1">
          <table:table-cell table:style-name="Table5.A1" office:value-type="string">
            <text:p text:style-name="P4">Unterschrift Auftraggeber:</text:p>
          </table:table-cell>
          <table:table-cell table:style-name="Table5.B2" office:value-type="string">
            <text:p text:style-name="P2"/>
          </table:table-cell>
        </table:table-row>
        <table:table-row table:style-name="Table5.1">
          <table:table-cell table:style-name="Table5.A1" office:value-type="string">
            <text:p text:style-name="P4">Unterschrift Projektleiter: </text:p>
          </table:table-cell>
          <table:table-cell table:style-name="Table5.B2" office:value-type="string">
            <text:p text:style-name="P2"/>
          </table:table-cell>
        </table:table-row>
        <table:table-row table:style-name="Table5.1">
          <table:table-cell table:style-name="Table5.A1" office:value-type="string">
            <text:p text:style-name="P4">Weitere Unterschriften:</text:p>
          </table:table-cell>
          <table:table-cell table:style-name="Table5.B2" office:value-type="string">
            <text:p text:style-name="P2"/>
          </table:table-cell>
        </table:table-row>
      </table:table>
      <text:p text:style-name="P69" loext:marker-style-name="T2"/>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69" loext:marker-style-name="T23"/>
      <text:p text:style-name="P70" loext:marker-style-name="T24"/>
      <text:p text:style-name="P70" loext:marker-style-name="T24"/>
      <text:p text:style-name="Standard" loext:marker-style-name="T24"><text:span text:style-name="T2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Fett" svg:font-family="'Arial Fett'"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Verdana" svg:font-family="Verdana" style:font-family-generic="roman"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de" fo:country="DE" style:letter-kerning="false" style:font-name-asian="ＭＳ 明朝"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de" fo:country="DE" style:letter-kerning="false" style:font-name-asian="ＭＳ 明朝" style:font-size-asian="12pt" style:language-asian="en" style:country-asian="US"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15%" fo:text-align="start" style:justify-single-word="false" fo:orphans="2" fo:widows="2" style:writing-mode="lr-tb"/>
      <style:text-properties style:font-name="Arial" fo:font-family="Arial" style:font-family-generic="roman" style:font-pitch="variable"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Überschrift_20_1_20_Zchn" style:auto-update="true" style:default-outline-level="1" style:list-style-name="WWNum8" style:class="text">
      <style:paragraph-properties fo:margin-top="0.1665in" fo:margin-bottom="0.0417in" style:contextual-spacing="false" fo:line-height="100%" fo:padding-left="0in" fo:padding-right="0in" fo:padding-top="0in" fo:padding-bottom="0.0138in" fo:border-left="none" fo:border-right="none" fo:border-top="none" fo:border-bottom="0.99pt solid #000000" fo:keep-with-next="always"/>
      <style:text-properties fo:text-transform="uppercase" fo:color="#2a6099" loext:opacity="100%" style:font-name="Arial Fett" fo:font-family="'Arial Fett'"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Überschrift_20_2_20_Zchn" style:auto-update="true" style:default-outline-level="2" style:list-style-name="WWNum8" style:list-level="2" style:class="text" style:master-page-name="">
      <loext:graphic-properties draw:fill="none" draw:fill-color="#729fcf"/>
      <style:paragraph-properties fo:margin-left="0in" fo:margin-right="0in" fo:margin-top="0.25in" fo:margin-bottom="0.1252in" style:contextual-spacing="false" fo:line-height="100%" fo:text-align="start" style:justify-single-word="false" fo:orphans="2" fo:widows="2" fo:text-indent="0in" style:auto-text-indent="false" style:page-number="auto" fo:background-color="transparent" fo:keep-with-next="always" style:writing-mode="lr-tb"/>
      <style:text-properties fo:color="#2a6099" loext:opacity="100%" style:font-name="Arial Fett" fo:font-family="'Arial Fett'" style:font-family-generic="roman" style:font-pitch="variable" fo:font-size="13pt" style:text-underline-style="none" fo:font-weight="bold" style:font-name-asian="Times New Roman" style:font-family-asian="'Times New Roman'" style:font-family-generic-asian="system" style:font-pitch-asian="variable" style:font-size-asian="13pt" style:language-asian="de" style:country-asian="DE" style:font-weight-asian="bold" style:font-name-complex="Arial3" style:font-family-complex="Arial" style:font-family-generic-complex="system" style:font-pitch-complex="variable" style:font-size-complex="13pt" style:font-style-complex="italic" style:font-weight-complex="bold"/>
    </style:style>
    <style:style style:name="Heading_20_3" style:display-name="Heading 3" style:family="paragraph" style:parent-style-name="Standard" style:next-style-name="Standard" loext:linked-style-name="Überschrift_20_3_20_Zchn" style:default-outline-level="3" style:list-style-name="WWNum8" style:list-level="3" style:class="text">
      <style:paragraph-properties fo:margin-top="0.1665in" fo:margin-bottom="0.0417in" style:contextual-spacing="false" fo:keep-with-next="always"/>
      <style:text-properties fo:font-weight="bold" style:font-name-asian="Times New Roman" style:font-family-asian="'Times New Roman'" style:font-family-generic-asian="system" style:font-pitch-asian="variable" style:language-asian="de" style:country-asian="DE" style:font-weight-asian="bold" style:font-name-complex="Arial3" style:font-family-complex="Arial" style:font-family-generic-complex="system" style:font-pitch-complex="variable" style:font-size-complex="13pt" style:font-weight-complex="bold"/>
    </style:style>
    <style:style style:name="Heading_20_5" style:display-name="Heading 5" style:family="paragraph" style:parent-style-name="Standard" style:next-style-name="Standard" loext:linked-style-name="Überschrift_20_5_20_Zchn" style:default-outline-level="5" style:list-style-name="WWNum8" style:list-level="5" style:class="text">
      <style:paragraph-properties fo:margin-top="0.1665in" fo:margin-bottom="0.0417in" style:contextual-spacing="false"/>
      <style:text-properties fo:font-weight="bold" style:font-name-asian="Times New Roman" style:font-family-asian="'Times New Roman'" style:font-family-generic-asian="system" style:font-pitch-asian="variable" style:language-asian="de" style:country-asian="DE" style:font-weight-asian="bold" style:font-name-complex="Times New Roman" style:font-family-complex="'Times New Roman'" style:font-family-generic-complex="system" style:font-pitch-complex="variable" style:font-size-complex="13pt" style:font-style-complex="italic" style:font-weight-complex="bold"/>
    </style:style>
    <style:style style:name="Balloon_20_Text" style:display-name="Balloon Text" style:family="paragraph" style:parent-style-name="Standard" loext:linked-style-name="Sprechblasentext_20_Zchn">
      <style:text-properties style:font-name="Lucida Grande" fo:font-family="'Lucida Grande'" style:font-family-generic="roman" style:font-pitch="variable" fo:font-size="9pt" style:font-size-asian="9pt" style:font-size-complex="9pt"/>
    </style:style>
    <style:style style:name="Footnote" style:family="paragraph" style:parent-style-name="Standard" loext:linked-style-name="Fußnotentext_20_Zchn" style:class="extra"/>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loext:linked-style-name="Fußzeile_20_Zchn" style:class="extra">
      <style:paragraph-properties>
        <style:tab-stops>
          <style:tab-stop style:position="2.8839in" style:type="center"/>
          <style:tab-stop style:position="5.7681in" style:type="right"/>
        </style:tab-stops>
      </style:paragraph-properties>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fo:font-size="11pt" style:font-name-asian="Cambria1" style:font-family-asian="Cambria" style:font-family-generic-asian="system" style:font-pitch-asian="variable" style:font-size-asian="11pt" style:font-size-complex="11pt"/>
    </style:style>
    <style:style style:name="List_20_Paragraph" style:display-name="List Paragraph" style:family="paragraph" style:parent-style-name="Standard">
      <style:paragraph-properties fo:margin-left="0.5in" fo:margin-top="0in" fo:margin-bottom="0.139in" style:contextual-spacing="true"/>
      <style:text-properties fo:language="en" fo:country="ZA" style:font-name-asian="Cambria1" style:font-family-asian="Cambria" style:font-family-generic-asian="system" style:font-pitch-asian="variable" style:font-size-complex="11pt"/>
    </style:style>
    <style:style style:name="Tabelle" style:family="paragraph" style:parent-style-name="Standard" loext:linked-style-name="Tabelle_20_Zchn">
      <style:paragraph-properties fo:margin-top="0.028in" fo:margin-bottom="0.028in" style:contextual-spacing="false"/>
      <style:text-properties style:font-name="Tahoma" fo:font-family="Tahoma" style:font-family-generic="roman" style:font-pitch="variable" fo:font-size="9pt" style:font-name-asian="Times New Roman" style:font-family-asian="'Times New Roman'" style:font-family-generic-asian="system" style:font-pitch-asian="variable" style:font-size-asian="9pt" style:language-asian="de" style:country-asian="DE" style:font-name-complex="Times New Roman" style:font-family-complex="'Times New Roman'" style:font-family-generic-complex="system" style:font-pitch-complex="variable" style:font-size-complex="9pt"/>
    </style:style>
    <style:style style:name="Tabellenkopf" style:family="paragraph" style:parent-style-name="Tabelle">
      <style:text-properties fo:font-weight="bold" style:font-weight-asian="bold"/>
    </style:style>
    <style:style style:name="Infoblock" style:family="paragraph" style:parent-style-name="Standard">
      <loext:graphic-properties draw:fill="solid" draw:fill-color="#ffffd1"/>
      <style:paragraph-properties fo:margin-top="0in" fo:margin-bottom="0.1528in" style:contextual-spacing="false" fo:background-color="#ffffd1" fo:padding-left="0.0555in" fo:padding-right="0.0555in" fo:padding-top="0.0138in" fo:padding-bottom="0.0138in" fo:border="0.51pt solid #000000" style:shadow="#000000 0.0071in 0.0071in"/>
      <style:text-properties fo:color="#000080" loext:opacity="100%" style:font-name="Tahoma" fo:font-family="Tahoma" style:font-family-generic="roman" style:font-pitch="variable" fo:font-size="10pt" fo:font-style="italic" style:font-name-asian="Times New Roman" style:font-family-asian="'Times New Roman'" style:font-family-generic-asian="system" style:font-pitch-asian="variable" style:font-size-asian="10pt" style:language-asian="de" style:country-asian="DE" style:font-style-asian="italic" style:font-name-complex="Times New Roman" style:font-family-complex="'Times New Roman'" style:font-family-generic-complex="system" style:font-pitch-complex="variable" style:font-size-complex="10pt"/>
    </style:style>
    <style:style style:name="Überschrift_20_1_20_ohne" style:display-name="Überschrift 1 ohne" style:family="paragraph" style:parent-style-name="Heading_20_1" style:list-style-name=""/>
    <style:style style:name="Contents_20_1" style:display-name="Contents 1" style:family="paragraph" style:parent-style-name="Standard" style:next-style-name="Standard" style:auto-update="true" style:class="index">
      <style:paragraph-properties fo:margin-top="0in" fo:margin-bottom="0.028in" style:contextual-spacing="false"/>
      <style:text-properties style:font-name="Tahoma" fo:font-family="Tahoma"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535in" fo:margin-top="0in" fo:margin-bottom="0.028in" style:contextual-spacing="false"/>
      <style:text-properties style:font-name="Tahoma" fo:font-family="Tahoma"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style>
    <style:style style:name="Contents_20_3" style:display-name="Contents 3" style:family="paragraph" style:parent-style-name="Standard" style:next-style-name="Standard" style:auto-update="true" style:class="index">
      <style:paragraph-properties fo:margin-left="0.3071in" fo:margin-top="0in" fo:margin-bottom="0.028in" style:contextual-spacing="false">
        <style:tab-stops>
          <style:tab-stop style:position="1in"/>
          <style:tab-stop style:position="6.2929in" style:type="right" style:leader-style="dotted" style:leader-text="."/>
        </style:tab-stops>
      </style:paragraph-properties>
      <style:text-properties style:font-name="Tahoma" fo:font-family="Tahoma" style:font-family-generic="roman" style:font-pitch="variable" fo:font-size="10pt" style:font-name-asian="Times New Roman" style:font-family-asian="'Times New Roman'" style:font-family-generic-asian="system" style:font-pitch-asian="variable" style:font-size-asian="10pt" style:language-asian="de" style:country-asian="DE" style:font-name-complex="Times New Roman"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Sprechblasentext_20_Zchn" style:display-name="Sprechblasentext Zchn" style:family="text" style:parent-style-name="Default_20_Paragraph_20_Font_20__28_WW_29_" loext:linked-style-name="Balloon_20_Text">
      <style:text-properties style:font-name="Lucida Grande" fo:font-family="'Lucida Grande'" style:font-family-generic="roman" style:font-pitch="variable" fo:font-size="9pt" style:font-size-asian="9pt" style:font-size-complex="9pt"/>
    </style:style>
    <style:style style:name="Fußnotentext_20_Zchn" style:display-name="Fußnotentext Zchn" style:family="text" style:parent-style-name="Default_20_Paragraph_20_Font_20__28_WW_29_" loext:linked-style-name="Footnote"/>
    <style:style style:name="Footnote_20_Symbol" style:display-name="Footnote Symbol" style:family="text" style:parent-style-name="Default_20_Paragraph_20_Font_20__28_WW_29_">
      <style:text-properties style:text-position="super 58%"/>
    </style:style>
    <style:style style:name="Footnote_20_anchor" style:display-name="Footnote anchor" style:family="text">
      <style:text-properties style:text-position="super 58%"/>
    </style:style>
    <style:style style:name="Kopfzeile_20_Zchn" style:display-name="Kopfzeile Zchn" style:family="text" style:parent-style-name="Default_20_Paragraph_20_Font_20__28_WW_29_" loext:linked-style-name="Header"/>
    <style:style style:name="Fußzeile_20_Zchn" style:display-name="Fußzeile Zchn" style:family="text" style:parent-style-name="Default_20_Paragraph_20_Font_20__28_WW_29_" loext:linked-style-name="Footer"/>
    <style:style style:name="Überschrift_20_1_20_Zchn" style:display-name="Überschrift 1 Zchn" style:family="text" style:parent-style-name="Default_20_Paragraph_20_Font_20__28_WW_29_" loext:linked-style-name="Heading_20_1">
      <style:text-properties fo:text-transform="uppercase" fo:color="#c00000" loext:opacity="100%" style:font-name="Arial Fett" fo:font-family="'Arial Fett'"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de" style:country-asian="DE" style:font-weight-asian="bold" style:font-name-complex="Arial3" style:font-family-complex="Arial" style:font-family-generic-complex="system" style:font-pitch-complex="variable" style:font-size-complex="16pt" style:font-weight-complex="bold"/>
    </style:style>
    <style:style style:name="Überschrift_20_2_20_Zchn" style:display-name="Überschrift 2 Zchn" style:family="text" style:parent-style-name="Default_20_Paragraph_20_Font_20__28_WW_29_" loext:linked-style-name="Heading_20_2">
      <style:text-properties fo:color="#c00000" loext:opacity="100%" style:font-name="Arial Fett" fo:font-family="'Arial Fett'" style:font-family-generic="roman" style:font-pitch="variable" fo:font-size="13pt" style:text-underline-style="none" fo:font-weight="bold" style:font-name-asian="Times New Roman" style:font-family-asian="'Times New Roman'" style:font-family-generic-asian="system" style:font-pitch-asian="variable" style:font-size-asian="13pt" style:language-asian="de" style:country-asian="DE" style:font-weight-asian="bold" style:font-name-complex="Arial3" style:font-family-complex="Arial" style:font-family-generic-complex="system" style:font-pitch-complex="variable" style:font-size-complex="14pt" style:font-style-complex="italic" style:font-weight-complex="bold"/>
    </style:style>
    <style:style style:name="Überschrift_20_3_20_Zchn" style:display-name="Überschrift 3 Zchn" style:family="text" style:parent-style-name="Default_20_Paragraph_20_Font_20__28_WW_29_" loext:linked-style-name="Heading_20_3">
      <style:text-properties style:font-name="Arial" fo:font-family="Arial" style:font-family-generic="roman" style:font-pitch="variable" fo:font-weight="bold" style:font-name-asian="Times New Roman" style:font-family-asian="'Times New Roman'" style:font-family-generic-asian="system" style:font-pitch-asian="variable" style:language-asian="de" style:country-asian="DE" style:font-weight-asian="bold" style:font-name-complex="Arial3" style:font-family-complex="Arial" style:font-family-generic-complex="system" style:font-pitch-complex="variable" style:font-size-complex="13pt" style:font-weight-complex="bold"/>
    </style:style>
    <style:style style:name="Überschrift_20_5_20_Zchn" style:display-name="Überschrift 5 Zchn" style:family="text" style:parent-style-name="Default_20_Paragraph_20_Font_20__28_WW_29_" loext:linked-style-name="Heading_20_5">
      <style:text-properties style:font-name="Arial" fo:font-family="Arial" style:font-family-generic="roman" style:font-pitch="variable" fo:font-weight="bold" style:font-name-asian="Times New Roman" style:font-family-asian="'Times New Roman'" style:font-family-generic-asian="system" style:font-pitch-asian="variable" style:language-asian="de" style:country-asian="DE" style:font-weight-asian="bold" style:font-name-complex="Times New Roman" style:font-family-complex="'Times New Roman'" style:font-family-generic-complex="system" style:font-pitch-complex="variable" style:font-size-complex="13pt" style:font-style-complex="italic"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Tabelle_20_Zchn" style:display-name="Tabelle Zchn" style:family="text" loext:linked-style-name="Tabelle">
      <style:text-properties style:font-name="Tahoma" fo:font-family="Tahoma" style:font-family-generic="roman" style:font-pitch="variable" fo:font-size="9pt" style:font-name-asian="Times New Roman" style:font-family-asian="'Times New Roman'" style:font-family-generic-asian="system" style:font-pitch-asian="variable" style:font-size-asian="9pt" style:language-asian="de" style:country-asian="DE" style:font-name-complex="Times New Roman" style:font-family-complex="'Times New Roman'" style:font-family-generic-complex="system" style:font-pitch-complex="variable" style:font-size-complex="9pt"/>
    </style:style>
    <style:style style:name="ListLabel_20_1" style:display-name="ListLabel 1" style:family="text">
      <style:text-properties style:font-name-asian="Cambria1" style:font-family-asian="Cambria"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ＭＳ 明朝" style:font-family-asian="'ＭＳ 明朝'" style:font-family-generic-asian="system" style:font-pitch-asian="variable" style:font-name-complex="Arial3" style:font-family-complex="Aria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italic" style:font-name-asian="ＭＳ 明朝" style:font-family-asian="'ＭＳ 明朝'" style:font-family-generic-asian="system" style:font-pitch-asian="variable" style:font-style-asian="italic" style:font-name-complex="Arial3" style:font-family-complex="Arial"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fo:color="#2a6099" loext:opacity="100%"/>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Tahoma1" style:font-family-complex="Tahoma"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Arial" style:font-style-name="Regular" style:font-family-generic="swiss"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ahoma"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end" style:justify-single-word="false"/>
      <style:text-properties fo:color="#2a6099" loext:opacity="100%" fo:font-size="10pt" fo:font-weight="bold" style:font-size-asian="10pt" style:font-weight-asian="bold" style:font-name-complex="Arial3"/>
    </style:style>
    <style:style style:name="MP2" style:family="paragraph" style:parent-style-name="Footer">
      <style:paragraph-properties fo:line-height="100%" fo:text-align="center" style:justify-single-word="false"/>
    </style:style>
    <style:style style:name="MP3" style:family="paragraph" style:parent-style-name="Footer">
      <style:text-properties style:font-name-complex="Arial3"/>
    </style:style>
    <style:style style:name="MP4" style:family="paragraph" style:parent-style-name="Standard">
      <style:paragraph-properties fo:text-align="end" style:justify-single-word="false"/>
      <style:text-properties fo:color="#2a6099" loext:opacity="100%" fo:font-size="24pt" fo:font-weight="bold" officeooo:paragraph-rsid="001fb49d" style:font-size-asian="24pt" style:font-weight-asian="bold" style:font-size-complex="24pt" style:font-weight-complex="bold"/>
    </style:style>
    <style:style style:name="MP5" style:family="paragraph">
      <loext:graphic-properties draw:fill="none"/>
      <style:paragraph-properties fo:text-align="center"/>
    </style:style>
    <style:style style:name="MT1" style:family="text">
      <style:text-properties fo:font-size="10pt" style:font-size-asian="10pt" style:font-name-complex="Arial3"/>
    </style:style>
    <style:style style:name="MT2" style:family="text">
      <style:text-properties style:font-name-complex="Arial3"/>
    </style:style>
    <style:style style:name="Mgr1" style:family="graphic">
      <style:graphic-properties draw:stroke="none" svg:stroke-width="0in" draw:fill="none" loext:fill-use-slide-background="false" draw:textarea-horizontal-align="center" draw:textarea-vertical-align="middle" draw:color-mode="standard" draw:luminance="0%" draw:contrast="0%" draw:gamma="100%" draw:red="0%" draw:green="0%" draw:blue="0%" fo:clip="rect(0in, 0in, 0in, 0in)" draw:image-opacity="100%" style:mirror="none" loext:decorative="false" fo:margin-left="0in" fo:margin-right="0in" fo:margin-top="0in" fo:margin-bottom="0in" style:run-through="background" style:wrap="run-through" style:number-wrapped-paragraphs="no-limit" style:vertical-pos="from-top" style:vertical-rel="page-content" style:horizontal-pos="from-left" style:horizontal-rel="page-content" draw:wrap-influence-on-position="once-concurrent" loext:allow-overlap="true" style:flow-with-text="false"/>
    </style:style>
    <style:page-layout style:name="Mpm1">
      <style:page-layout-properties fo:page-width="8.2681in" fo:page-height="11.6929in" style:num-format="1" style:print-orientation="portrait" fo:margin-top="0.3937in" fo:margin-bottom="0.1181in" fo:margin-left="0.7874in" fo:margin-right="0.3937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909in" fo:margin-left="0in" fo:margin-right="0in" fo:margin-bottom="0.5516in" style:dynamic-spacing="true"/>
      </style:header-style>
      <style:footer-style>
        <style:header-footer-properties fo:min-height="0.2756in" fo:margin-left="0in" fo:margin-right="0in" fo:margin-top="0.236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FLICHTENHEFT</text:p>
      </style:header>
      <style:footer>
        <text:p text:style-name="MP2" loext:marker-style-name="MT1"><text:page-number text:select-page="current">14</text:page-number></text:p>
        <text:p text:style-name="MP3" loext:marker-style-name="MT2"/>
      </style:footer>
    </style:master-page>
    <style:master-page style:name="First_20_Page" style:display-name="First Page" style:page-layout-name="Mpm1" draw:style-name="Mdp1" style:next-style-name="Standard">
      <style:header>
        <text:p text:style-name="MP4"><draw:frame text:anchor-type="char" draw:z-index="0" draw:name="WordPictureWatermark1993564171" draw:style-name="Mgr1" draw:text-style-name="MP5" svg:width="8.2669in" svg:height="11.6933in" svg:x="-0.7854in" svg:y="-1.4402in"><draw:image xlink:href="Pictures/10000000000009B000000DB49120ABA86F20967F.jpg" xlink:type="simple" xlink:show="embed" xlink:actuate="onLoad" draw:mime-type="image/jpeg"><text:p/></draw:image></draw:frame>CURIS Pflege GmbH</text:p>
      </style:header>
      <style:footer>
        <text:p text:style-name="MP2" loext:marker-style-name="MT1"><text:page-number text:select-page="current">1</text:page-number></text:p>
        <text:p text:style-name="MP3" loext:marker-style-name="MT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aeb</meta:initial-creator>
    <meta:editing-cycles>16</meta:editing-cycles>
    <meta:print-date>2018-05-14T06:42:00</meta:print-date>
    <meta:creation-date>2019-10-28T12:28:00</meta:creation-date>
    <dc:date>2023-11-19T18:09:23.028000000</dc:date>
    <meta:editing-duration>PT6H9M59S</meta:editing-duration>
    <meta:generator>LibreOffice/7.6.2.1$Windows_X86_64 LibreOffice_project/56f7684011345957bbf33a7ee678afaf4d2ba333</meta:generator>
    <meta:document-statistic meta:table-count="2" meta:image-count="0" meta:object-count="0" meta:page-count="14" meta:paragraph-count="161" meta:word-count="1080" meta:character-count="9553" meta:non-whitespace-character-count="8322"/>
    <meta:user-defined meta:name="AppVersion">16.0000</meta:user-defined>
    <meta:template xlink:type="simple" xlink:actuate="onRequest" xlink:title="Normal" xlink:href=""/>
  </office:meta>
</office:document-meta>
</file>